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08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erDes_Packet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5"/>
        <table:table-column table:style-name="co4" table:default-cell-style-name="ce18"/>
        <table:table-column table:style-name="co5" table:default-cell-style-name="ce19"/>
        <table:table-column table:style-name="co3" table:default-cell-style-name="ce18"/>
        <table:table-column table:style-name="co5" table:default-cell-style-name="ce19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row table:style-name="ro1">
          <table:table-cell table:style-name="ce11" office:value-type="string" calcext:value-type="string">
            <text:p>WCH CH569W Freq Hz</text:p>
          </table:table-cell>
          <table:table-cell table:style-name="ce12" office:value-type="float" office:value="120000000" calcext:value-type="float">
            <text:p>120 000 000</text:p>
          </table:table-cell>
          <table:table-cell table:style-name="ce5" office:value-type="string" calcext:value-type="string">
            <text:p>nbcycle/µs</text:p>
          </table:table-cell>
          <table:table-cell table:style-name="ce14" table:formula="of:=[.B1]/1000000" office:value-type="float" office:value="120" calcext:value-type="float">
            <text:p>120</text:p>
          </table:table-cell>
          <table:table-cell table:style-name="ce14"/>
          <table:table-cell table:style-name="ce20" table:number-columns-repeated="5"/>
        </table:table-row>
        <table:table-row table:style-name="ro2">
          <table:table-cell table:style-name="ce5" office:value-type="string" calcext:value-type="string">
            <text:p>SerDes mode</text:p>
          </table:table-cell>
          <table:table-cell table:style-name="ce5" office:value-type="string" calcext:value-type="string">
            <text:p>Nb cycles</text:p>
          </table:table-cell>
          <table:table-cell table:style-name="ce5" office:value-type="string" calcext:value-type="string">
            <text:p>Packet Duration</text:p>
            <text:p>(SerDes) µs</text:p>
          </table:table-cell>
          <table:table-cell table:style-name="ce5" office:value-type="string" calcext:value-type="string">
            <text:p>Real NB Bytes</text:p>
            <text:p>HDR+Data+CRC</text:p>
          </table:table-cell>
          <table:table-cell table:style-name="ce5" office:value-type="string" calcext:value-type="string">
            <text:p><text:span text:style-name="T1">Real NB Bytes</text:span></text:p>
            <text:p>Speed Gbit/s</text:p>
          </table:table-cell>
          <table:table-cell table:style-name="ce5" office:value-type="string" calcext:value-type="string">
            <text:p>Payload</text:p>
            <text:p>Nb Bytes TX/RX</text:p>
          </table:table-cell>
          <table:table-cell table:style-name="ce5" office:value-type="string" calcext:value-type="string">
            <text:p>Payload</text:p>
            <text:p>Speed Gbit/s</text:p>
          </table:table-cell>
          <table:table-cell table:style-name="ce5" office:value-type="string" calcext:value-type="string">
            <text:p><text:span text:style-name="T1">Payload</text:span></text:p>
            <text:p>Speed Bytes/s</text:p>
          </table:table-cell>
          <table:table-cell table:style-name="ce5" office:value-type="string" calcext:value-type="string">
            <text:p><text:span text:style-name="T1">Payload</text:span></text:p>
            <text:p>Speed kB/s</text:p>
          </table:table-cell>
          <table:table-cell table:style-name="ce5" office:value-type="string" calcext:value-type="string">
            <text:p><text:span text:style-name="T1">Payload</text:span></text:p>
            <text:p>Speed MB/s</text:p>
          </table:table-cell>
        </table:table-row>
        <table:table-row table:style-name="ro1">
          <table:table-cell office:value-type="string" calcext:value-type="string">
            <text:p>180 Mbps</text:p>
          </table:table-cell>
          <table:table-cell office:value-type="float" office:value="381" calcext:value-type="float">
            <text:p>381</text:p>
          </table:table-cell>
          <table:table-cell table:formula="of:=[.B3]/[.$D$1]" office:value-type="float" office:value="3.175" calcext:value-type="float">
            <text:p>3,175</text:p>
          </table:table-cell>
          <table:table-cell table:formula="of:=4+[.F3]+4" office:value-type="float" office:value="16" calcext:value-type="float">
            <text:p>16</text:p>
          </table:table-cell>
          <table:table-cell table:formula="of:=(([.D3]/([.C3]*0.000001))*8)/1000000000" office:value-type="float" office:value="0.0403149606299213" calcext:value-type="float">
            <text:p>0,04</text:p>
          </table:table-cell>
          <table:table-cell office:value-type="float" office:value="8" calcext:value-type="float">
            <text:p>8</text:p>
          </table:table-cell>
          <table:table-cell table:formula="of:=(([.F3]/([.C3]*0.000001))*8)/1000000000" office:value-type="float" office:value="0.0201574803149606" calcext:value-type="float">
            <text:p>0,02</text:p>
          </table:table-cell>
          <table:table-cell table:formula="of:=[.F3]/([.C3]*0.000001)" office:value-type="float" office:value="2519685.03937008" calcext:value-type="float">
            <text:p>2519685,0</text:p>
          </table:table-cell>
          <table:table-cell table:formula="of:=[.H3]/1000" office:value-type="float" office:value="2519.68503937008" calcext:value-type="float">
            <text:p>2519,7</text:p>
          </table:table-cell>
          <table:table-cell table:formula="of:=[.I3]/1000" office:value-type="float" office:value="2.51968503937008" calcext:value-type="float">
            <text:p>2,5</text:p>
          </table:table-cell>
        </table:table-row>
        <table:table-row table:style-name="ro1">
          <table:table-cell office:value-type="string" calcext:value-type="string">
            <text:p>180 Mbps</text:p>
          </table:table-cell>
          <table:table-cell office:value-type="float" office:value="436" calcext:value-type="float">
            <text:p>436</text:p>
          </table:table-cell>
          <table:table-cell table:formula="of:=[.B4]/[.$D$1]" office:value-type="float" office:value="3.63333333333333" calcext:value-type="float">
            <text:p>3,633</text:p>
          </table:table-cell>
          <table:table-cell table:formula="of:=4+[.F4]+4" office:value-type="float" office:value="24" calcext:value-type="float">
            <text:p>24</text:p>
          </table:table-cell>
          <table:table-cell table:formula="of:=(([.D4]/([.C4]*0.000001))*8)/1000000000" office:value-type="float" office:value="0.0528440366972477" calcext:value-type="float">
            <text:p>0,05</text:p>
          </table:table-cell>
          <table:table-cell office:value-type="float" office:value="16" calcext:value-type="float">
            <text:p>16</text:p>
          </table:table-cell>
          <table:table-cell table:formula="of:=(([.F4]/([.C4]*0.000001))*8)/1000000000" office:value-type="float" office:value="0.0352293577981651" calcext:value-type="float">
            <text:p>0,04</text:p>
          </table:table-cell>
          <table:table-cell table:formula="of:=[.F4]/([.C4]*0.000001)" office:value-type="float" office:value="4403669.72477064" calcext:value-type="float">
            <text:p>4403669,7</text:p>
          </table:table-cell>
          <table:table-cell table:formula="of:=[.H4]/1000" office:value-type="float" office:value="4403.66972477064" calcext:value-type="float">
            <text:p>4403,7</text:p>
          </table:table-cell>
          <table:table-cell table:formula="of:=[.I4]/1000" office:value-type="float" office:value="4.40366972477064" calcext:value-type="float">
            <text:p>4,4</text:p>
          </table:table-cell>
        </table:table-row>
        <table:table-row table:style-name="ro1">
          <table:table-cell office:value-type="string" calcext:value-type="string">
            <text:p>180 Mbps</text:p>
          </table:table-cell>
          <table:table-cell office:value-type="float" office:value="782" calcext:value-type="float">
            <text:p>782</text:p>
          </table:table-cell>
          <table:table-cell table:formula="of:=[.B5]/[.$D$1]" office:value-type="float" office:value="6.51666666666667" calcext:value-type="float">
            <text:p>6,517</text:p>
          </table:table-cell>
          <table:table-cell table:formula="of:=4+[.F5]+4" office:value-type="float" office:value="72" calcext:value-type="float">
            <text:p>72</text:p>
          </table:table-cell>
          <table:table-cell table:formula="of:=(([.D5]/([.C5]*0.000001))*8)/1000000000" office:value-type="float" office:value="0.0883887468030691" calcext:value-type="float">
            <text:p>0,09</text:p>
          </table:table-cell>
          <table:table-cell office:value-type="float" office:value="64" calcext:value-type="float">
            <text:p>64</text:p>
          </table:table-cell>
          <table:table-cell table:formula="of:=(([.F5]/([.C5]*0.000001))*8)/1000000000" office:value-type="float" office:value="0.0785677749360614" calcext:value-type="float">
            <text:p>0,08</text:p>
          </table:table-cell>
          <table:table-cell table:formula="of:=[.F5]/([.C5]*0.000001)" office:value-type="float" office:value="9820971.86700767" calcext:value-type="float">
            <text:p>9820971,9</text:p>
          </table:table-cell>
          <table:table-cell table:formula="of:=[.H5]/1000" office:value-type="float" office:value="9820.97186700767" calcext:value-type="float">
            <text:p>9821,0</text:p>
          </table:table-cell>
          <table:table-cell table:formula="of:=[.I5]/1000" office:value-type="float" office:value="9.82097186700767" calcext:value-type="float">
            <text:p>9,8</text:p>
          </table:table-cell>
        </table:table-row>
        <table:table-row table:style-name="ro1">
          <table:table-cell office:value-type="string" calcext:value-type="string">
            <text:p>180 Mbps</text:p>
          </table:table-cell>
          <table:table-cell office:value-type="float" office:value="1184" calcext:value-type="float">
            <text:p>1184</text:p>
          </table:table-cell>
          <table:table-cell table:formula="of:=[.B6]/[.$D$1]" office:value-type="float" office:value="9.86666666666667" calcext:value-type="float">
            <text:p>9,867</text:p>
          </table:table-cell>
          <table:table-cell table:formula="of:=4+[.F6]+4" office:value-type="float" office:value="136" calcext:value-type="float">
            <text:p>136</text:p>
          </table:table-cell>
          <table:table-cell table:formula="of:=(([.D6]/([.C6]*0.000001))*8)/1000000000" office:value-type="float" office:value="0.11027027027027" calcext:value-type="float">
            <text:p>0,11</text:p>
          </table:table-cell>
          <table:table-cell office:value-type="float" office:value="128" calcext:value-type="float">
            <text:p>128</text:p>
          </table:table-cell>
          <table:table-cell table:formula="of:=(([.F6]/([.C6]*0.000001))*8)/1000000000" office:value-type="float" office:value="0.103783783783784" calcext:value-type="float">
            <text:p>0,10</text:p>
          </table:table-cell>
          <table:table-cell table:formula="of:=[.F6]/([.C6]*0.000001)" office:value-type="float" office:value="12972972.972973" calcext:value-type="float">
            <text:p>12972973,0</text:p>
          </table:table-cell>
          <table:table-cell table:formula="of:=[.H6]/1000" office:value-type="float" office:value="12972.972972973" calcext:value-type="float">
            <text:p>12973,0</text:p>
          </table:table-cell>
          <table:table-cell table:formula="of:=[.I6]/1000" office:value-type="float" office:value="12.972972972973" calcext:value-type="float">
            <text:p>13,0</text:p>
          </table:table-cell>
        </table:table-row>
        <table:table-row table:style-name="ro1">
          <table:table-cell office:value-type="string" calcext:value-type="string">
            <text:p>180 Mbps</text:p>
          </table:table-cell>
          <table:table-cell office:value-type="float" office:value="3796" calcext:value-type="float">
            <text:p>3796</text:p>
          </table:table-cell>
          <table:table-cell table:formula="of:=[.B7]/[.$D$1]" office:value-type="float" office:value="31.6333333333333" calcext:value-type="float">
            <text:p>31,633</text:p>
          </table:table-cell>
          <table:table-cell table:formula="of:=4+[.F7]+4" office:value-type="float" office:value="520" calcext:value-type="float">
            <text:p>520</text:p>
          </table:table-cell>
          <table:table-cell table:formula="of:=(([.D7]/([.C7]*0.000001))*8)/1000000000" office:value-type="float" office:value="0.131506849315068" calcext:value-type="float">
            <text:p>0,13</text:p>
          </table:table-cell>
          <table:table-cell office:value-type="float" office:value="512" calcext:value-type="float">
            <text:p>512</text:p>
          </table:table-cell>
          <table:table-cell table:formula="of:=(([.F7]/([.C7]*0.000001))*8)/1000000000" office:value-type="float" office:value="0.129483667017914" calcext:value-type="float">
            <text:p>0,13</text:p>
          </table:table-cell>
          <table:table-cell table:formula="of:=[.F7]/([.C7]*0.000001)" office:value-type="float" office:value="16185458.3772392" calcext:value-type="float">
            <text:p>16185458,4</text:p>
          </table:table-cell>
          <table:table-cell table:formula="of:=[.H7]/1000" office:value-type="float" office:value="16185.4583772392" calcext:value-type="float">
            <text:p>16185,5</text:p>
          </table:table-cell>
          <table:table-cell table:formula="of:=[.I7]/1000" office:value-type="float" office:value="16.1854583772392" calcext:value-type="float">
            <text:p>16,2</text:p>
          </table:table-cell>
        </table:table-row>
        <table:table-row table:style-name="ro1">
          <table:table-cell office:value-type="string" calcext:value-type="string">
            <text:p>180 Mbps</text:p>
          </table:table-cell>
          <table:table-cell office:value-type="float" office:value="3903" calcext:value-type="float">
            <text:p>3903</text:p>
          </table:table-cell>
          <table:table-cell table:formula="of:=[.B8]/[.$D$1]" office:value-type="float" office:value="32.525" calcext:value-type="float">
            <text:p>32,525</text:p>
          </table:table-cell>
          <table:table-cell table:formula="of:=4+[.F8]+4" office:value-type="float" office:value="536" calcext:value-type="float">
            <text:p>536</text:p>
          </table:table-cell>
          <table:table-cell table:formula="of:=(([.D8]/([.C8]*0.000001))*8)/1000000000" office:value-type="float" office:value="0.131837048424289" calcext:value-type="float">
            <text:p>0,13</text:p>
          </table:table-cell>
          <table:table-cell office:value-type="float" office:value="528" calcext:value-type="float">
            <text:p>528</text:p>
          </table:table-cell>
          <table:table-cell table:formula="of:=(([.F8]/([.C8]*0.000001))*8)/1000000000" office:value-type="float" office:value="0.129869331283628" calcext:value-type="float">
            <text:p>0,13</text:p>
          </table:table-cell>
          <table:table-cell table:formula="of:=[.F8]/([.C8]*0.000001)" office:value-type="float" office:value="16233666.4104535" calcext:value-type="float">
            <text:p>16233666,4</text:p>
          </table:table-cell>
          <table:table-cell table:formula="of:=[.H8]/1000" office:value-type="float" office:value="16233.6664104535" calcext:value-type="float">
            <text:p>16233,7</text:p>
          </table:table-cell>
          <table:table-cell table:formula="of:=[.I8]/1000" office:value-type="float" office:value="16.2336664104535" calcext:value-type="float">
            <text:p>16,2</text:p>
          </table:table-cell>
        </table:table-row>
        <table:table-row table:style-name="ro1">
          <table:table-cell office:value-type="string" calcext:value-type="string">
            <text:p>180 Mbps</text:p>
          </table:table-cell>
          <table:table-cell office:value-type="float" office:value="7263" calcext:value-type="float">
            <text:p>7263</text:p>
          </table:table-cell>
          <table:table-cell table:formula="of:=[.B9]/[.$D$1]" office:value-type="float" office:value="60.525" calcext:value-type="float">
            <text:p>60,525</text:p>
          </table:table-cell>
          <table:table-cell table:formula="of:=4+[.F9]+4" office:value-type="float" office:value="1032" calcext:value-type="float">
            <text:p>1032</text:p>
          </table:table-cell>
          <table:table-cell table:formula="of:=(([.D9]/([.C9]*0.000001))*8)/1000000000" office:value-type="float" office:value="0.13640644361834" calcext:value-type="float">
            <text:p>0,14</text:p>
          </table:table-cell>
          <table:table-cell office:value-type="float" office:value="1024" calcext:value-type="float">
            <text:p>1024</text:p>
          </table:table-cell>
          <table:table-cell table:formula="of:=(([.F9]/([.C9]*0.000001))*8)/1000000000" office:value-type="float" office:value="0.135349029326724" calcext:value-type="float">
            <text:p>0,14</text:p>
          </table:table-cell>
          <table:table-cell table:formula="of:=[.F9]/([.C9]*0.000001)" office:value-type="float" office:value="16918628.6658406" calcext:value-type="float">
            <text:p>16918628,7</text:p>
          </table:table-cell>
          <table:table-cell table:formula="of:=[.H9]/1000" office:value-type="float" office:value="16918.6286658406" calcext:value-type="float">
            <text:p>16918,6</text:p>
          </table:table-cell>
          <table:table-cell table:formula="of:=[.I9]/1000" office:value-type="float" office:value="16.9186286658406" calcext:value-type="float">
            <text:p>16,9</text:p>
          </table:table-cell>
        </table:table-row>
        <table:table-row table:style-name="ro1">
          <table:table-cell office:value-type="string" calcext:value-type="string">
            <text:p>180 Mbps</text:p>
          </table:table-cell>
          <table:table-cell office:value-type="float" office:value="14196" calcext:value-type="float">
            <text:p>14196</text:p>
          </table:table-cell>
          <table:table-cell table:formula="of:=[.B10]/[.$D$1]" office:value-type="float" office:value="118.3" calcext:value-type="float">
            <text:p>118,300</text:p>
          </table:table-cell>
          <table:table-cell table:formula="of:=4+[.F10]+4" office:value-type="float" office:value="2056" calcext:value-type="float">
            <text:p>2056</text:p>
          </table:table-cell>
          <table:table-cell table:formula="of:=(([.D10]/([.C10]*0.000001))*8)/1000000000" office:value-type="float" office:value="0.139036348267117" calcext:value-type="float">
            <text:p>0,14</text:p>
          </table:table-cell>
          <table:table-cell office:value-type="float" office:value="2048" calcext:value-type="float">
            <text:p>2048</text:p>
          </table:table-cell>
          <table:table-cell table:formula="of:=(([.F10]/([.C10]*0.000001))*8)/1000000000" office:value-type="float" office:value="0.138495350803043" calcext:value-type="float">
            <text:p>0,14</text:p>
          </table:table-cell>
          <table:table-cell table:formula="of:=[.F10]/([.C10]*0.000001)" office:value-type="float" office:value="17311918.8503804" calcext:value-type="float">
            <text:p>17311918,9</text:p>
          </table:table-cell>
          <table:table-cell table:formula="of:=[.H10]/1000" office:value-type="float" office:value="17311.9188503804" calcext:value-type="float">
            <text:p>17311,9</text:p>
          </table:table-cell>
          <table:table-cell table:formula="of:=[.I10]/1000" office:value-type="float" office:value="17.3119188503804" calcext:value-type="float">
            <text:p>17,3</text:p>
          </table:table-cell>
        </table:table-row>
        <table:table-row table:style-name="ro1">
          <table:table-cell office:value-type="string" calcext:value-type="string">
            <text:p>180 Mbps</text:p>
          </table:table-cell>
          <table:table-cell office:value-type="float" office:value="14222" calcext:value-type="float">
            <text:p>14222</text:p>
          </table:table-cell>
          <table:table-cell table:formula="of:=[.B11]/[.$D$1]" office:value-type="float" office:value="118.516666666667" calcext:value-type="float">
            <text:p>118,517</text:p>
          </table:table-cell>
          <table:table-cell table:formula="of:=4+[.F11]+4" office:value-type="float" office:value="2056" calcext:value-type="float">
            <text:p>2056</text:p>
          </table:table-cell>
          <table:table-cell table:formula="of:=(([.D11]/([.C11]*0.000001))*8)/1000000000" office:value-type="float" office:value="0.138782168471382" calcext:value-type="float">
            <text:p>0,14</text:p>
          </table:table-cell>
          <table:table-cell office:value-type="float" office:value="2048" calcext:value-type="float">
            <text:p>2048</text:p>
          </table:table-cell>
          <table:table-cell table:formula="of:=(([.F11]/([.C11]*0.000001))*8)/1000000000" office:value-type="float" office:value="0.138242160033751" calcext:value-type="float">
            <text:p>0,14</text:p>
          </table:table-cell>
          <table:table-cell table:formula="of:=[.F11]/([.C11]*0.000001)" office:value-type="float" office:value="17280270.0042188" calcext:value-type="float">
            <text:p>17280270,0</text:p>
          </table:table-cell>
          <table:table-cell table:formula="of:=[.H11]/1000" office:value-type="float" office:value="17280.2700042188" calcext:value-type="float">
            <text:p>17280,3</text:p>
          </table:table-cell>
          <table:table-cell table:formula="of:=[.I11]/1000" office:value-type="float" office:value="17.2802700042188" calcext:value-type="float">
            <text:p>17,3</text:p>
          </table:table-cell>
        </table:table-row>
        <table:table-row table:style-name="ro1">
          <table:table-cell office:value-type="string" calcext:value-type="string">
            <text:p>180 Mbps</text:p>
          </table:table-cell>
          <table:table-cell office:value-type="float" office:value="14196" calcext:value-type="float">
            <text:p>14196</text:p>
          </table:table-cell>
          <table:table-cell table:formula="of:=[.B12]/[.$D$1]" office:value-type="float" office:value="118.3" calcext:value-type="float">
            <text:p>118,300</text:p>
          </table:table-cell>
          <table:table-cell table:formula="of:=4+[.F12]+4" office:value-type="float" office:value="2056" calcext:value-type="float">
            <text:p>2056</text:p>
          </table:table-cell>
          <table:table-cell table:formula="of:=(([.D12]/([.C12]*0.000001))*8)/1000000000" office:value-type="float" office:value="0.139036348267117" calcext:value-type="float">
            <text:p>0,14</text:p>
          </table:table-cell>
          <table:table-cell office:value-type="float" office:value="2048" calcext:value-type="float">
            <text:p>2048</text:p>
          </table:table-cell>
          <table:table-cell table:formula="of:=(([.F12]/([.C12]*0.000001))*8)/1000000000" office:value-type="float" office:value="0.138495350803043" calcext:value-type="float">
            <text:p>0,14</text:p>
          </table:table-cell>
          <table:table-cell table:formula="of:=[.F12]/([.C12]*0.000001)" office:value-type="float" office:value="17311918.8503804" calcext:value-type="float">
            <text:p>17311918,9</text:p>
          </table:table-cell>
          <table:table-cell table:formula="of:=[.H12]/1000" office:value-type="float" office:value="17311.9188503804" calcext:value-type="float">
            <text:p>17311,9</text:p>
          </table:table-cell>
          <table:table-cell table:formula="of:=[.I12]/1000" office:value-type="float" office:value="17.3119188503804" calcext:value-type="float">
            <text:p>17,3</text:p>
          </table:table-cell>
        </table:table-row>
        <table:table-row table:style-name="ro1">
          <table:table-cell office:value-type="string" calcext:value-type="string">
            <text:p>180 Mbps</text:p>
          </table:table-cell>
          <table:table-cell office:value-type="float" office:value="28064" calcext:value-type="float">
            <text:p>28064</text:p>
          </table:table-cell>
          <table:table-cell table:formula="of:=[.B13]/[.$D$1]" office:value-type="float" office:value="233.866666666667" calcext:value-type="float">
            <text:p>233,867</text:p>
          </table:table-cell>
          <table:table-cell table:formula="of:=4+[.F13]+4" office:value-type="float" office:value="4104" calcext:value-type="float">
            <text:p>4104</text:p>
          </table:table-cell>
          <table:table-cell table:formula="of:=(([.D13]/([.C13]*0.000001))*8)/1000000000" office:value-type="float" office:value="0.140387685290764" calcext:value-type="float">
            <text:p>0,14</text:p>
          </table:table-cell>
          <table:table-cell office:value-type="float" office:value="4096" calcext:value-type="float">
            <text:p>4096</text:p>
          </table:table-cell>
          <table:table-cell table:formula="of:=(([.F13]/([.C13]*0.000001))*8)/1000000000" office:value-type="float" office:value="0.140114025085519" calcext:value-type="float">
            <text:p>0,14</text:p>
          </table:table-cell>
          <table:table-cell table:formula="of:=[.F13]/([.C13]*0.000001)" office:value-type="float" office:value="17514253.1356899" calcext:value-type="float">
            <text:p>17514253,1</text:p>
          </table:table-cell>
          <table:table-cell table:formula="of:=[.H13]/1000" office:value-type="float" office:value="17514.2531356899" calcext:value-type="float">
            <text:p>17514,3</text:p>
          </table:table-cell>
          <table:table-cell table:formula="of:=[.I13]/1000" office:value-type="float" office:value="17.5142531356899" calcext:value-type="float">
            <text:p>17,5</text:p>
          </table:table-cell>
        </table:table-row>
        <table:table-row table:style-name="ro1">
          <table:table-cell office:value-type="string" calcext:value-type="string">
            <text:p>180 Mbps</text:p>
          </table:table-cell>
          <table:table-cell office:value-type="float" office:value="28061" calcext:value-type="float">
            <text:p>28061</text:p>
          </table:table-cell>
          <table:table-cell table:formula="of:=[.B14]/[.$D$1]" office:value-type="float" office:value="233.841666666667" calcext:value-type="float">
            <text:p>233,842</text:p>
          </table:table-cell>
          <table:table-cell table:formula="of:=4+[.F14]+4" office:value-type="float" office:value="4104" calcext:value-type="float">
            <text:p>4104</text:p>
          </table:table-cell>
          <table:table-cell table:formula="of:=(([.D14]/([.C14]*0.000001))*8)/1000000000" office:value-type="float" office:value="0.140402694130644" calcext:value-type="float">
            <text:p>0,14</text:p>
          </table:table-cell>
          <table:table-cell office:value-type="float" office:value="4096" calcext:value-type="float">
            <text:p>4096</text:p>
          </table:table-cell>
          <table:table-cell table:formula="of:=(([.F14]/([.C14]*0.000001))*8)/1000000000" office:value-type="float" office:value="0.140129004668401" calcext:value-type="float">
            <text:p>0,14</text:p>
          </table:table-cell>
          <table:table-cell table:formula="of:=[.F14]/([.C14]*0.000001)" office:value-type="float" office:value="17516125.5835501" calcext:value-type="float">
            <text:p>17516125,6</text:p>
          </table:table-cell>
          <table:table-cell table:formula="of:=[.H14]/1000" office:value-type="float" office:value="17516.1255835501" calcext:value-type="float">
            <text:p>17516,1</text:p>
          </table:table-cell>
          <table:table-cell table:formula="of:=[.I14]/1000" office:value-type="float" office:value="17.5161255835501" calcext:value-type="float">
            <text:p>17,5</text:p>
          </table:table-cell>
        </table:table-row>
        <table:table-row table:style-name="ro2">
          <table:table-cell table:style-name="ce5" office:value-type="string" calcext:value-type="string">
            <text:p>SerDes mode</text:p>
          </table:table-cell>
          <table:table-cell table:style-name="ce5" office:value-type="string" calcext:value-type="string">
            <text:p>Nb cycles</text:p>
          </table:table-cell>
          <table:table-cell table:style-name="ce5" office:value-type="string" calcext:value-type="string">
            <text:p>Packet Duration</text:p>
            <text:p>(SerDes) µs</text:p>
          </table:table-cell>
          <table:table-cell table:style-name="ce5" office:value-type="string" calcext:value-type="string">
            <text:p>Real NB Bytes</text:p>
            <text:p>HDR+Data+CRC</text:p>
          </table:table-cell>
          <table:table-cell table:style-name="ce5" office:value-type="string" calcext:value-type="string">
            <text:p><text:span text:style-name="T1">Real NB Bytes</text:span></text:p>
            <text:p>Speed Gbit/s</text:p>
          </table:table-cell>
          <table:table-cell table:style-name="ce5" office:value-type="string" calcext:value-type="string">
            <text:p>Payload</text:p>
            <text:p>Nb Bytes TX/RX</text:p>
          </table:table-cell>
          <table:table-cell table:style-name="ce5" office:value-type="string" calcext:value-type="string">
            <text:p>Payload</text:p>
            <text:p>Speed Gbit/s</text:p>
          </table:table-cell>
          <table:table-cell table:style-name="ce5" office:value-type="string" calcext:value-type="string">
            <text:p><text:span text:style-name="T1">Payload</text:span></text:p>
            <text:p>Speed Bytes/s</text:p>
          </table:table-cell>
          <table:table-cell table:style-name="ce5" office:value-type="string" calcext:value-type="string">
            <text:p><text:span text:style-name="T1">Payload</text:span></text:p>
            <text:p>Speed kB/s</text:p>
          </table:table-cell>
          <table:table-cell table:style-name="ce5" office:value-type="string" calcext:value-type="string">
            <text:p><text:span text:style-name="T1">Payload</text:span></text:p>
            <text:p>Speed MB/s</text:p>
          </table:table-cell>
        </table:table-row>
        <table:table-row table:style-name="ro1">
          <table:table-cell office:value-type="string" calcext:value-type="string">
            <text:p>1.08 Gbps</text:p>
          </table:table-cell>
          <table:table-cell office:value-type="float" office:value="105" calcext:value-type="float">
            <text:p>105</text:p>
          </table:table-cell>
          <table:table-cell table:formula="of:=[.B16]/[.$D$1]" office:value-type="float" office:value="0.875" calcext:value-type="float">
            <text:p>0,875</text:p>
          </table:table-cell>
          <table:table-cell table:formula="of:=4+[.F16]+4" office:value-type="float" office:value="16" calcext:value-type="float">
            <text:p>16</text:p>
          </table:table-cell>
          <table:table-cell table:formula="of:=(([.D16]/([.C16]*0.000001))*8)/1000000000" office:value-type="float" office:value="0.146285714285714" calcext:value-type="float">
            <text:p>0,15</text:p>
          </table:table-cell>
          <table:table-cell office:value-type="float" office:value="8" calcext:value-type="float">
            <text:p>8</text:p>
          </table:table-cell>
          <table:table-cell table:formula="of:=(([.F16]/([.C16]*0.000001))*8)/1000000000" office:value-type="float" office:value="0.0731428571428572" calcext:value-type="float">
            <text:p>0,07</text:p>
          </table:table-cell>
          <table:table-cell table:formula="of:=[.F16]/([.C16]*0.000001)" office:value-type="float" office:value="9142857.14285714" calcext:value-type="float">
            <text:p>9142857,1</text:p>
          </table:table-cell>
          <table:table-cell table:formula="of:=[.H16]/1000" office:value-type="float" office:value="9142.85714285714" calcext:value-type="float">
            <text:p>9142,9</text:p>
          </table:table-cell>
          <table:table-cell table:formula="of:=[.I16]/1000" office:value-type="float" office:value="9.14285714285714" calcext:value-type="float">
            <text:p>9,1</text:p>
          </table:table-cell>
        </table:table-row>
        <table:table-row table:style-name="ro1">
          <table:table-cell office:value-type="string" calcext:value-type="string">
            <text:p>1.08 Gbps</text:p>
          </table:table-cell>
          <table:table-cell office:value-type="float" office:value="119" calcext:value-type="float">
            <text:p>119</text:p>
          </table:table-cell>
          <table:table-cell table:formula="of:=[.B17]/[.$D$1]" office:value-type="float" office:value="0.991666666666667" calcext:value-type="float">
            <text:p>0,992</text:p>
          </table:table-cell>
          <table:table-cell table:formula="of:=4+[.F17]+4" office:value-type="float" office:value="24" calcext:value-type="float">
            <text:p>24</text:p>
          </table:table-cell>
          <table:table-cell table:formula="of:=(([.D17]/([.C17]*0.000001))*8)/1000000000" office:value-type="float" office:value="0.193613445378151" calcext:value-type="float">
            <text:p>0,19</text:p>
          </table:table-cell>
          <table:table-cell office:value-type="float" office:value="16" calcext:value-type="float">
            <text:p>16</text:p>
          </table:table-cell>
          <table:table-cell table:formula="of:=(([.F17]/([.C17]*0.000001))*8)/1000000000" office:value-type="float" office:value="0.129075630252101" calcext:value-type="float">
            <text:p>0,13</text:p>
          </table:table-cell>
          <table:table-cell table:formula="of:=[.F17]/([.C17]*0.000001)" office:value-type="float" office:value="16134453.7815126" calcext:value-type="float">
            <text:p>16134453,8</text:p>
          </table:table-cell>
          <table:table-cell table:formula="of:=[.H17]/1000" office:value-type="float" office:value="16134.4537815126" calcext:value-type="float">
            <text:p>16134,5</text:p>
          </table:table-cell>
          <table:table-cell table:formula="of:=[.I17]/1000" office:value-type="float" office:value="16.1344537815126" calcext:value-type="float">
            <text:p>16,1</text:p>
          </table:table-cell>
        </table:table-row>
        <table:table-row table:style-name="ro1">
          <table:table-cell office:value-type="string" calcext:value-type="string">
            <text:p>1.08 Gbps</text:p>
          </table:table-cell>
          <table:table-cell office:value-type="float" office:value="173" calcext:value-type="float">
            <text:p>173</text:p>
          </table:table-cell>
          <table:table-cell table:formula="of:=[.B18]/[.$D$1]" office:value-type="float" office:value="1.44166666666667" calcext:value-type="float">
            <text:p>1,442</text:p>
          </table:table-cell>
          <table:table-cell table:formula="of:=4+[.F18]+4" office:value-type="float" office:value="72" calcext:value-type="float">
            <text:p>72</text:p>
          </table:table-cell>
          <table:table-cell table:formula="of:=(([.D18]/([.C18]*0.000001))*8)/1000000000" office:value-type="float" office:value="0.399537572254334" calcext:value-type="float">
            <text:p>0,40</text:p>
          </table:table-cell>
          <table:table-cell office:value-type="float" office:value="64" calcext:value-type="float">
            <text:p>64</text:p>
          </table:table-cell>
          <table:table-cell table:formula="of:=(([.F18]/([.C18]*0.000001))*8)/1000000000" office:value-type="float" office:value="0.35514450867052" calcext:value-type="float">
            <text:p>0,36</text:p>
          </table:table-cell>
          <table:table-cell table:formula="of:=[.F18]/([.C18]*0.000001)" office:value-type="float" office:value="44393063.583815" calcext:value-type="float">
            <text:p>44393063,6</text:p>
          </table:table-cell>
          <table:table-cell table:formula="of:=[.H18]/1000" office:value-type="float" office:value="44393.063583815" calcext:value-type="float">
            <text:p>44393,1</text:p>
          </table:table-cell>
          <table:table-cell table:formula="of:=[.I18]/1000" office:value-type="float" office:value="44.393063583815" calcext:value-type="float">
            <text:p>44,4</text:p>
          </table:table-cell>
        </table:table-row>
        <table:table-row table:style-name="ro1">
          <table:table-cell office:value-type="string" calcext:value-type="string">
            <text:p>1.08 Gbps</text:p>
          </table:table-cell>
          <table:table-cell office:value-type="float" office:value="243" calcext:value-type="float">
            <text:p>243</text:p>
          </table:table-cell>
          <table:table-cell table:formula="of:=[.B19]/[.$D$1]" office:value-type="float" office:value="2.025" calcext:value-type="float">
            <text:p>2,025</text:p>
          </table:table-cell>
          <table:table-cell table:formula="of:=4+[.F19]+4" office:value-type="float" office:value="136" calcext:value-type="float">
            <text:p>136</text:p>
          </table:table-cell>
          <table:table-cell table:formula="of:=(([.D19]/([.C19]*0.000001))*8)/1000000000" office:value-type="float" office:value="0.537283950617284" calcext:value-type="float">
            <text:p>0,54</text:p>
          </table:table-cell>
          <table:table-cell office:value-type="float" office:value="128" calcext:value-type="float">
            <text:p>128</text:p>
          </table:table-cell>
          <table:table-cell table:formula="of:=(([.F19]/([.C19]*0.000001))*8)/1000000000" office:value-type="float" office:value="0.505679012345679" calcext:value-type="float">
            <text:p>0,51</text:p>
          </table:table-cell>
          <table:table-cell table:formula="of:=[.F19]/([.C19]*0.000001)" office:value-type="float" office:value="63209876.5432099" calcext:value-type="float">
            <text:p>63209876,5</text:p>
          </table:table-cell>
          <table:table-cell table:formula="of:=[.H19]/1000" office:value-type="float" office:value="63209.8765432099" calcext:value-type="float">
            <text:p>63209,9</text:p>
          </table:table-cell>
          <table:table-cell table:formula="of:=[.I19]/1000" office:value-type="float" office:value="63.2098765432099" calcext:value-type="float">
            <text:p>63,2</text:p>
          </table:table-cell>
        </table:table-row>
        <table:table-row table:style-name="ro1">
          <table:table-cell office:value-type="string" calcext:value-type="string">
            <text:p>1.08 Gbps</text:p>
          </table:table-cell>
          <table:table-cell office:value-type="float" office:value="680" calcext:value-type="float">
            <text:p>680</text:p>
          </table:table-cell>
          <table:table-cell table:formula="of:=[.B20]/[.$D$1]" office:value-type="float" office:value="5.66666666666667" calcext:value-type="float">
            <text:p>5,667</text:p>
          </table:table-cell>
          <table:table-cell table:formula="of:=4+[.F20]+4" office:value-type="float" office:value="520" calcext:value-type="float">
            <text:p>520</text:p>
          </table:table-cell>
          <table:table-cell table:formula="of:=(([.D20]/([.C20]*0.000001))*8)/1000000000" office:value-type="float" office:value="0.734117647058823" calcext:value-type="float">
            <text:p>0,73</text:p>
          </table:table-cell>
          <table:table-cell office:value-type="float" office:value="512" calcext:value-type="float">
            <text:p>512</text:p>
          </table:table-cell>
          <table:table-cell table:formula="of:=(([.F20]/([.C20]*0.000001))*8)/1000000000" office:value-type="float" office:value="0.722823529411765" calcext:value-type="float">
            <text:p>0,72</text:p>
          </table:table-cell>
          <table:table-cell table:formula="of:=[.F20]/([.C20]*0.000001)" office:value-type="float" office:value="90352941.1764706" calcext:value-type="float">
            <text:p>90352941,2</text:p>
          </table:table-cell>
          <table:table-cell table:formula="of:=[.H20]/1000" office:value-type="float" office:value="90352.9411764706" calcext:value-type="float">
            <text:p>90352,9</text:p>
          </table:table-cell>
          <table:table-cell table:formula="of:=[.I20]/1000" office:value-type="float" office:value="90.3529411764706" calcext:value-type="float">
            <text:p>90,4</text:p>
          </table:table-cell>
        </table:table-row>
        <table:table-row table:style-name="ro1">
          <table:table-cell office:value-type="string" calcext:value-type="string">
            <text:p>1.08 Gbps</text:p>
          </table:table-cell>
          <table:table-cell office:value-type="float" office:value="697" calcext:value-type="float">
            <text:p>697</text:p>
          </table:table-cell>
          <table:table-cell table:formula="of:=[.B21]/[.$D$1]" office:value-type="float" office:value="5.80833333333333" calcext:value-type="float">
            <text:p>5,808</text:p>
          </table:table-cell>
          <table:table-cell table:formula="of:=4+[.F21]+4" office:value-type="float" office:value="536" calcext:value-type="float">
            <text:p>536</text:p>
          </table:table-cell>
          <table:table-cell table:formula="of:=(([.D21]/([.C21]*0.000001))*8)/1000000000" office:value-type="float" office:value="0.738249641319943" calcext:value-type="float">
            <text:p>0,74</text:p>
          </table:table-cell>
          <table:table-cell office:value-type="float" office:value="528" calcext:value-type="float">
            <text:p>528</text:p>
          </table:table-cell>
          <table:table-cell table:formula="of:=(([.F21]/([.C21]*0.000001))*8)/1000000000" office:value-type="float" office:value="0.727230989956958" calcext:value-type="float">
            <text:p>0,73</text:p>
          </table:table-cell>
          <table:table-cell table:formula="of:=[.F21]/([.C21]*0.000001)" office:value-type="float" office:value="90903873.7446198" calcext:value-type="float">
            <text:p>90903873,7</text:p>
          </table:table-cell>
          <table:table-cell table:formula="of:=[.H21]/1000" office:value-type="float" office:value="90903.8737446198" calcext:value-type="float">
            <text:p>90903,9</text:p>
          </table:table-cell>
          <table:table-cell table:formula="of:=[.I21]/1000" office:value-type="float" office:value="90.9038737446198" calcext:value-type="float">
            <text:p>90,9</text:p>
          </table:table-cell>
        </table:table-row>
        <table:table-row table:style-name="ro1">
          <table:table-cell office:value-type="string" calcext:value-type="string">
            <text:p>1.08 Gbps</text:p>
          </table:table-cell>
          <table:table-cell office:value-type="float" office:value="1258" calcext:value-type="float">
            <text:p>1258</text:p>
          </table:table-cell>
          <table:table-cell table:formula="of:=[.B22]/[.$D$1]" office:value-type="float" office:value="10.4833333333333" calcext:value-type="float">
            <text:p>10,483</text:p>
          </table:table-cell>
          <table:table-cell table:formula="of:=4+[.F22]+4" office:value-type="float" office:value="1032" calcext:value-type="float">
            <text:p>1032</text:p>
          </table:table-cell>
          <table:table-cell table:formula="of:=(([.D22]/([.C22]*0.000001))*8)/1000000000" office:value-type="float" office:value="0.787535771065185" calcext:value-type="float">
            <text:p>0,79</text:p>
          </table:table-cell>
          <table:table-cell office:value-type="float" office:value="1024" calcext:value-type="float">
            <text:p>1024</text:p>
          </table:table-cell>
          <table:table-cell table:formula="of:=(([.F22]/([.C22]*0.000001))*8)/1000000000" office:value-type="float" office:value="0.781430842607313" calcext:value-type="float">
            <text:p>0,78</text:p>
          </table:table-cell>
          <table:table-cell table:formula="of:=[.F22]/([.C22]*0.000001)" office:value-type="float" office:value="97678855.3259142" calcext:value-type="float">
            <text:p>97678855,3</text:p>
          </table:table-cell>
          <table:table-cell table:formula="of:=[.H22]/1000" office:value-type="float" office:value="97678.8553259142" calcext:value-type="float">
            <text:p>97678,9</text:p>
          </table:table-cell>
          <table:table-cell table:formula="of:=[.I22]/1000" office:value-type="float" office:value="97.6788553259142" calcext:value-type="float">
            <text:p>97,7</text:p>
          </table:table-cell>
        </table:table-row>
        <table:table-row table:style-name="ro1">
          <table:table-cell office:value-type="string" calcext:value-type="string">
            <text:p>1.08 Gbps</text:p>
          </table:table-cell>
          <table:table-cell office:value-type="float" office:value="2414" calcext:value-type="float">
            <text:p>2414</text:p>
          </table:table-cell>
          <table:table-cell table:formula="of:=[.B23]/[.$D$1]" office:value-type="float" office:value="20.1166666666667" calcext:value-type="float">
            <text:p>20,117</text:p>
          </table:table-cell>
          <table:table-cell table:formula="of:=4+[.F23]+4" office:value-type="float" office:value="2056" calcext:value-type="float">
            <text:p>2056</text:p>
          </table:table-cell>
          <table:table-cell table:formula="of:=(([.D23]/([.C23]*0.000001))*8)/1000000000" office:value-type="float" office:value="0.817630488815243" calcext:value-type="float">
            <text:p>0,82</text:p>
          </table:table-cell>
          <table:table-cell office:value-type="float" office:value="2048" calcext:value-type="float">
            <text:p>2048</text:p>
          </table:table-cell>
          <table:table-cell table:formula="of:=(([.F23]/([.C23]*0.000001))*8)/1000000000" office:value-type="float" office:value="0.814449047224524" calcext:value-type="float">
            <text:p>0,81</text:p>
          </table:table-cell>
          <table:table-cell table:formula="of:=[.F23]/([.C23]*0.000001)" office:value-type="float" office:value="101806130.903065" calcext:value-type="float">
            <text:p>101806130,9</text:p>
          </table:table-cell>
          <table:table-cell table:formula="of:=[.H23]/1000" office:value-type="float" office:value="101806.130903065" calcext:value-type="float">
            <text:p>101806,1</text:p>
          </table:table-cell>
          <table:table-cell table:formula="of:=[.I23]/1000" office:value-type="float" office:value="101.806130903065" calcext:value-type="float">
            <text:p>101,8</text:p>
          </table:table-cell>
        </table:table-row>
        <table:table-row table:style-name="ro1">
          <table:table-cell office:value-type="string" calcext:value-type="string">
            <text:p>1.08 Gbps</text:p>
          </table:table-cell>
          <table:table-cell office:value-type="float" office:value="2414" calcext:value-type="float">
            <text:p>2414</text:p>
          </table:table-cell>
          <table:table-cell table:formula="of:=[.B24]/[.$D$1]" office:value-type="float" office:value="20.1166666666667" calcext:value-type="float">
            <text:p>20,117</text:p>
          </table:table-cell>
          <table:table-cell table:formula="of:=4+[.F24]+4" office:value-type="float" office:value="2056" calcext:value-type="float">
            <text:p>2056</text:p>
          </table:table-cell>
          <table:table-cell table:formula="of:=(([.D24]/([.C24]*0.000001))*8)/1000000000" office:value-type="float" office:value="0.817630488815243" calcext:value-type="float">
            <text:p>0,82</text:p>
          </table:table-cell>
          <table:table-cell office:value-type="float" office:value="2048" calcext:value-type="float">
            <text:p>2048</text:p>
          </table:table-cell>
          <table:table-cell table:formula="of:=(([.F24]/([.C24]*0.000001))*8)/1000000000" office:value-type="float" office:value="0.814449047224524" calcext:value-type="float">
            <text:p>0,81</text:p>
          </table:table-cell>
          <table:table-cell table:formula="of:=[.F24]/([.C24]*0.000001)" office:value-type="float" office:value="101806130.903065" calcext:value-type="float">
            <text:p>101806130,9</text:p>
          </table:table-cell>
          <table:table-cell table:formula="of:=[.H24]/1000" office:value-type="float" office:value="101806.130903065" calcext:value-type="float">
            <text:p>101806,1</text:p>
          </table:table-cell>
          <table:table-cell table:formula="of:=[.I24]/1000" office:value-type="float" office:value="101.806130903065" calcext:value-type="float">
            <text:p>101,8</text:p>
          </table:table-cell>
        </table:table-row>
        <table:table-row table:style-name="ro1">
          <table:table-cell office:value-type="string" calcext:value-type="string">
            <text:p>1.08 Gbps</text:p>
          </table:table-cell>
          <table:table-cell office:value-type="float" office:value="2412" calcext:value-type="float">
            <text:p>2412</text:p>
          </table:table-cell>
          <table:table-cell table:formula="of:=[.B25]/[.$D$1]" office:value-type="float" office:value="20.1" calcext:value-type="float">
            <text:p>20,100</text:p>
          </table:table-cell>
          <table:table-cell table:formula="of:=4+[.F25]+4" office:value-type="float" office:value="2056" calcext:value-type="float">
            <text:p>2056</text:p>
          </table:table-cell>
          <table:table-cell table:formula="of:=(([.D25]/([.C25]*0.000001))*8)/1000000000" office:value-type="float" office:value="0.818308457711443" calcext:value-type="float">
            <text:p>0,82</text:p>
          </table:table-cell>
          <table:table-cell office:value-type="float" office:value="2048" calcext:value-type="float">
            <text:p>2048</text:p>
          </table:table-cell>
          <table:table-cell table:formula="of:=(([.F25]/([.C25]*0.000001))*8)/1000000000" office:value-type="float" office:value="0.815124378109453" calcext:value-type="float">
            <text:p>0,82</text:p>
          </table:table-cell>
          <table:table-cell table:formula="of:=[.F25]/([.C25]*0.000001)" office:value-type="float" office:value="101890547.263682" calcext:value-type="float">
            <text:p>101890547,3</text:p>
          </table:table-cell>
          <table:table-cell table:formula="of:=[.H25]/1000" office:value-type="float" office:value="101890.547263682" calcext:value-type="float">
            <text:p>101890,5</text:p>
          </table:table-cell>
          <table:table-cell table:formula="of:=[.I25]/1000" office:value-type="float" office:value="101.890547263682" calcext:value-type="float">
            <text:p>101,9</text:p>
          </table:table-cell>
        </table:table-row>
        <table:table-row table:style-name="ro1">
          <table:table-cell office:value-type="string" calcext:value-type="string">
            <text:p>1.08 Gbps</text:p>
          </table:table-cell>
          <table:table-cell office:value-type="float" office:value="4724" calcext:value-type="float">
            <text:p>4724</text:p>
          </table:table-cell>
          <table:table-cell table:formula="of:=[.B26]/[.$D$1]" office:value-type="float" office:value="39.3666666666667" calcext:value-type="float">
            <text:p>39,367</text:p>
          </table:table-cell>
          <table:table-cell table:formula="of:=4+[.F26]+4" office:value-type="float" office:value="4104" calcext:value-type="float">
            <text:p>4104</text:p>
          </table:table-cell>
          <table:table-cell table:formula="of:=(([.D26]/([.C26]*0.000001))*8)/1000000000" office:value-type="float" office:value="0.834005080440304" calcext:value-type="float">
            <text:p>0,83</text:p>
          </table:table-cell>
          <table:table-cell office:value-type="float" office:value="4096" calcext:value-type="float">
            <text:p>4096</text:p>
          </table:table-cell>
          <table:table-cell table:formula="of:=(([.F26]/([.C26]*0.000001))*8)/1000000000" office:value-type="float" office:value="0.83237933954276" calcext:value-type="float">
            <text:p>0,83</text:p>
          </table:table-cell>
          <table:table-cell table:formula="of:=[.F26]/([.C26]*0.000001)" office:value-type="float" office:value="104047417.442845" calcext:value-type="float">
            <text:p>104047417,4</text:p>
          </table:table-cell>
          <table:table-cell table:formula="of:=[.H26]/1000" office:value-type="float" office:value="104047.417442845" calcext:value-type="float">
            <text:p>104047,4</text:p>
          </table:table-cell>
          <table:table-cell table:formula="of:=[.I26]/1000" office:value-type="float" office:value="104.047417442845" calcext:value-type="float">
            <text:p>104,0</text:p>
          </table:table-cell>
        </table:table-row>
        <table:table-row table:style-name="ro1">
          <table:table-cell office:value-type="string" calcext:value-type="string">
            <text:p>1.08 Gbps</text:p>
          </table:table-cell>
          <table:table-cell office:value-type="float" office:value="4728" calcext:value-type="float">
            <text:p>4728</text:p>
          </table:table-cell>
          <table:table-cell table:formula="of:=[.B27]/[.$D$1]" office:value-type="float" office:value="39.4" calcext:value-type="float">
            <text:p>39,400</text:p>
          </table:table-cell>
          <table:table-cell table:formula="of:=4+[.F27]+4" office:value-type="float" office:value="4104" calcext:value-type="float">
            <text:p>4104</text:p>
          </table:table-cell>
          <table:table-cell table:formula="of:=(([.D27]/([.C27]*0.000001))*8)/1000000000" office:value-type="float" office:value="0.833299492385787" calcext:value-type="float">
            <text:p>0,83</text:p>
          </table:table-cell>
          <table:table-cell office:value-type="float" office:value="4096" calcext:value-type="float">
            <text:p>4096</text:p>
          </table:table-cell>
          <table:table-cell table:formula="of:=(([.F27]/([.C27]*0.000001))*8)/1000000000" office:value-type="float" office:value="0.831675126903553" calcext:value-type="float">
            <text:p>0,83</text:p>
          </table:table-cell>
          <table:table-cell table:formula="of:=[.F27]/([.C27]*0.000001)" office:value-type="float" office:value="103959390.862944" calcext:value-type="float">
            <text:p>103959390,9</text:p>
          </table:table-cell>
          <table:table-cell table:formula="of:=[.H27]/1000" office:value-type="float" office:value="103959.390862944" calcext:value-type="float">
            <text:p>103959,4</text:p>
          </table:table-cell>
          <table:table-cell table:formula="of:=[.I27]/1000" office:value-type="float" office:value="103.959390862944" calcext:value-type="float">
            <text:p>104,0</text:p>
          </table:table-cell>
        </table:table-row>
        <table:table-row table:style-name="ro2">
          <table:table-cell table:style-name="ce5" office:value-type="string" calcext:value-type="string">
            <text:p>SerDes mode</text:p>
          </table:table-cell>
          <table:table-cell table:style-name="ce5" office:value-type="string" calcext:value-type="string">
            <text:p>Nb cycles</text:p>
          </table:table-cell>
          <table:table-cell table:style-name="ce5" office:value-type="string" calcext:value-type="string">
            <text:p>Packet Duration</text:p>
            <text:p>(SerDes) µs</text:p>
          </table:table-cell>
          <table:table-cell table:style-name="ce5" office:value-type="string" calcext:value-type="string">
            <text:p>Real NB Bytes</text:p>
            <text:p>HDR+Data+CRC</text:p>
          </table:table-cell>
          <table:table-cell table:style-name="ce5" office:value-type="string" calcext:value-type="string">
            <text:p><text:span text:style-name="T1">Real NB Bytes</text:span></text:p>
            <text:p>Speed Gbit/s</text:p>
          </table:table-cell>
          <table:table-cell table:style-name="ce5" office:value-type="string" calcext:value-type="string">
            <text:p>Payload</text:p>
            <text:p>Nb Bytes TX/RX</text:p>
          </table:table-cell>
          <table:table-cell table:style-name="ce5" office:value-type="string" calcext:value-type="string">
            <text:p>Payload</text:p>
            <text:p>Speed Gbit/s</text:p>
          </table:table-cell>
          <table:table-cell table:style-name="ce5" office:value-type="string" calcext:value-type="string">
            <text:p><text:span text:style-name="T1">Payload</text:span></text:p>
            <text:p>Speed Bytes/s</text:p>
          </table:table-cell>
          <table:table-cell table:style-name="ce5" office:value-type="string" calcext:value-type="string">
            <text:p><text:span text:style-name="T1">Payload</text:span></text:p>
            <text:p>Speed kB/s</text:p>
          </table:table-cell>
          <table:table-cell table:style-name="ce5" office:value-type="string" calcext:value-type="string">
            <text:p><text:span text:style-name="T1">Payload</text:span></text:p>
            <text:p>Speed MB/s</text:p>
          </table:table-cell>
        </table:table-row>
        <table:table-row table:style-name="ro1">
          <table:table-cell office:value-type="string" calcext:value-type="string">
            <text:p>1.2 Gbps</text:p>
          </table:table-cell>
          <table:table-cell office:value-type="float" office:value="114" calcext:value-type="float">
            <text:p>114</text:p>
          </table:table-cell>
          <table:table-cell table:formula="of:=[.B29]/[.$D$1]" office:value-type="float" office:value="0.95" calcext:value-type="float">
            <text:p>0,950</text:p>
          </table:table-cell>
          <table:table-cell table:formula="of:=4+[.F29]+4" office:value-type="float" office:value="16" calcext:value-type="float">
            <text:p>16</text:p>
          </table:table-cell>
          <table:table-cell table:formula="of:=(([.D29]/([.C29]*0.000001))*8)/1000000000" office:value-type="float" office:value="0.134736842105263" calcext:value-type="float">
            <text:p>0,13</text:p>
          </table:table-cell>
          <table:table-cell office:value-type="float" office:value="8" calcext:value-type="float">
            <text:p>8</text:p>
          </table:table-cell>
          <table:table-cell table:formula="of:=(([.F29]/([.C29]*0.000001))*8)/1000000000" office:value-type="float" office:value="0.0673684210526316" calcext:value-type="float">
            <text:p>0,07</text:p>
          </table:table-cell>
          <table:table-cell table:formula="of:=[.F29]/([.C29]*0.000001)" office:value-type="float" office:value="8421052.63157895" calcext:value-type="float">
            <text:p>8421052,6</text:p>
          </table:table-cell>
          <table:table-cell table:formula="of:=[.H29]/1000" office:value-type="float" office:value="8421.05263157895" calcext:value-type="float">
            <text:p>8421,1</text:p>
          </table:table-cell>
          <table:table-cell table:formula="of:=[.I29]/1000" office:value-type="float" office:value="8.42105263157895" calcext:value-type="float">
            <text:p>8,4</text:p>
          </table:table-cell>
        </table:table-row>
        <table:table-row table:style-name="ro1">
          <table:table-cell office:value-type="string" calcext:value-type="string">
            <text:p>1.2 Gbps</text:p>
          </table:table-cell>
          <table:table-cell office:value-type="float" office:value="117" calcext:value-type="float">
            <text:p>117</text:p>
          </table:table-cell>
          <table:table-cell table:formula="of:=[.B30]/[.$D$1]" office:value-type="float" office:value="0.975" calcext:value-type="float">
            <text:p>0,975</text:p>
          </table:table-cell>
          <table:table-cell table:formula="of:=4+[.F30]+4" office:value-type="float" office:value="24" calcext:value-type="float">
            <text:p>24</text:p>
          </table:table-cell>
          <table:table-cell table:formula="of:=(([.D30]/([.C30]*0.000001))*8)/1000000000" office:value-type="float" office:value="0.196923076923077" calcext:value-type="float">
            <text:p>0,20</text:p>
          </table:table-cell>
          <table:table-cell office:value-type="float" office:value="16" calcext:value-type="float">
            <text:p>16</text:p>
          </table:table-cell>
          <table:table-cell table:formula="of:=(([.F30]/([.C30]*0.000001))*8)/1000000000" office:value-type="float" office:value="0.131282051282051" calcext:value-type="float">
            <text:p>0,13</text:p>
          </table:table-cell>
          <table:table-cell table:formula="of:=[.F30]/([.C30]*0.000001)" office:value-type="float" office:value="16410256.4102564" calcext:value-type="float">
            <text:p>16410256,4</text:p>
          </table:table-cell>
          <table:table-cell table:formula="of:=[.H30]/1000" office:value-type="float" office:value="16410.2564102564" calcext:value-type="float">
            <text:p>16410,3</text:p>
          </table:table-cell>
          <table:table-cell table:formula="of:=[.I30]/1000" office:value-type="float" office:value="16.4102564102564" calcext:value-type="float">
            <text:p>16,4</text:p>
          </table:table-cell>
        </table:table-row>
        <table:table-row table:style-name="ro1">
          <table:table-cell office:value-type="string" calcext:value-type="string">
            <text:p>1.2 Gbps</text:p>
          </table:table-cell>
          <table:table-cell office:value-type="float" office:value="165" calcext:value-type="float">
            <text:p>165</text:p>
          </table:table-cell>
          <table:table-cell table:formula="of:=[.B31]/[.$D$1]" office:value-type="float" office:value="1.375" calcext:value-type="float">
            <text:p>1,375</text:p>
          </table:table-cell>
          <table:table-cell table:formula="of:=4+[.F31]+4" office:value-type="float" office:value="72" calcext:value-type="float">
            <text:p>72</text:p>
          </table:table-cell>
          <table:table-cell table:formula="of:=(([.D31]/([.C31]*0.000001))*8)/1000000000" office:value-type="float" office:value="0.418909090909091" calcext:value-type="float">
            <text:p>0,42</text:p>
          </table:table-cell>
          <table:table-cell office:value-type="float" office:value="64" calcext:value-type="float">
            <text:p>64</text:p>
          </table:table-cell>
          <table:table-cell table:formula="of:=(([.F31]/([.C31]*0.000001))*8)/1000000000" office:value-type="float" office:value="0.372363636363636" calcext:value-type="float">
            <text:p>0,37</text:p>
          </table:table-cell>
          <table:table-cell table:formula="of:=[.F31]/([.C31]*0.000001)" office:value-type="float" office:value="46545454.5454545" calcext:value-type="float">
            <text:p>46545454,5</text:p>
          </table:table-cell>
          <table:table-cell table:formula="of:=[.H31]/1000" office:value-type="float" office:value="46545.4545454545" calcext:value-type="float">
            <text:p>46545,5</text:p>
          </table:table-cell>
          <table:table-cell table:formula="of:=[.I31]/1000" office:value-type="float" office:value="46.5454545454545" calcext:value-type="float">
            <text:p>46,5</text:p>
          </table:table-cell>
        </table:table-row>
        <table:table-row table:style-name="ro1">
          <table:table-cell office:value-type="string" calcext:value-type="string">
            <text:p>1.2 Gbps</text:p>
          </table:table-cell>
          <table:table-cell office:value-type="float" office:value="229" calcext:value-type="float">
            <text:p>229</text:p>
          </table:table-cell>
          <table:table-cell table:formula="of:=[.B32]/[.$D$1]" office:value-type="float" office:value="1.90833333333333" calcext:value-type="float">
            <text:p>1,908</text:p>
          </table:table-cell>
          <table:table-cell table:formula="of:=4+[.F32]+4" office:value-type="float" office:value="136" calcext:value-type="float">
            <text:p>136</text:p>
          </table:table-cell>
          <table:table-cell table:formula="of:=(([.D32]/([.C32]*0.000001))*8)/1000000000" office:value-type="float" office:value="0.570131004366813" calcext:value-type="float">
            <text:p>0,57</text:p>
          </table:table-cell>
          <table:table-cell office:value-type="float" office:value="128" calcext:value-type="float">
            <text:p>128</text:p>
          </table:table-cell>
          <table:table-cell table:formula="of:=(([.F32]/([.C32]*0.000001))*8)/1000000000" office:value-type="float" office:value="0.536593886462882" calcext:value-type="float">
            <text:p>0,54</text:p>
          </table:table-cell>
          <table:table-cell table:formula="of:=[.F32]/([.C32]*0.000001)" office:value-type="float" office:value="67074235.8078603" calcext:value-type="float">
            <text:p>67074235,8</text:p>
          </table:table-cell>
          <table:table-cell table:formula="of:=[.H32]/1000" office:value-type="float" office:value="67074.2358078603" calcext:value-type="float">
            <text:p>67074,2</text:p>
          </table:table-cell>
          <table:table-cell table:formula="of:=[.I32]/1000" office:value-type="float" office:value="67.0742358078603" calcext:value-type="float">
            <text:p>67,1</text:p>
          </table:table-cell>
        </table:table-row>
        <table:table-row table:style-name="ro1">
          <table:table-cell office:value-type="string" calcext:value-type="string">
            <text:p>1.2 Gbps</text:p>
          </table:table-cell>
          <table:table-cell office:value-type="float" office:value="626" calcext:value-type="float">
            <text:p>626</text:p>
          </table:table-cell>
          <table:table-cell table:formula="of:=[.B33]/[.$D$1]" office:value-type="float" office:value="5.21666666666667" calcext:value-type="float">
            <text:p>5,217</text:p>
          </table:table-cell>
          <table:table-cell table:formula="of:=4+[.F33]+4" office:value-type="float" office:value="520" calcext:value-type="float">
            <text:p>520</text:p>
          </table:table-cell>
          <table:table-cell table:formula="of:=(([.D33]/([.C33]*0.000001))*8)/1000000000" office:value-type="float" office:value="0.797444089456868" calcext:value-type="float">
            <text:p>0,80</text:p>
          </table:table-cell>
          <table:table-cell office:value-type="float" office:value="512" calcext:value-type="float">
            <text:p>512</text:p>
          </table:table-cell>
          <table:table-cell table:formula="of:=(([.F33]/([.C33]*0.000001))*8)/1000000000" office:value-type="float" office:value="0.78517571884984" calcext:value-type="float">
            <text:p>0,79</text:p>
          </table:table-cell>
          <table:table-cell table:formula="of:=[.F33]/([.C33]*0.000001)" office:value-type="float" office:value="98146964.85623" calcext:value-type="float">
            <text:p>98146964,9</text:p>
          </table:table-cell>
          <table:table-cell table:formula="of:=[.H33]/1000" office:value-type="float" office:value="98146.96485623" calcext:value-type="float">
            <text:p>98147,0</text:p>
          </table:table-cell>
          <table:table-cell table:formula="of:=[.I33]/1000" office:value-type="float" office:value="98.14696485623" calcext:value-type="float">
            <text:p>98,1</text:p>
          </table:table-cell>
        </table:table-row>
        <table:table-row table:style-name="ro1">
          <table:table-cell office:value-type="string" calcext:value-type="string">
            <text:p>1.2 Gbps</text:p>
          </table:table-cell>
          <table:table-cell office:value-type="float" office:value="635" calcext:value-type="float">
            <text:p>635</text:p>
          </table:table-cell>
          <table:table-cell table:formula="of:=[.B34]/[.$D$1]" office:value-type="float" office:value="5.29166666666667" calcext:value-type="float">
            <text:p>5,292</text:p>
          </table:table-cell>
          <table:table-cell table:formula="of:=4+[.F34]+4" office:value-type="float" office:value="536" calcext:value-type="float">
            <text:p>536</text:p>
          </table:table-cell>
          <table:table-cell table:formula="of:=(([.D34]/([.C34]*0.000001))*8)/1000000000" office:value-type="float" office:value="0.810330708661417" calcext:value-type="float">
            <text:p>0,81</text:p>
          </table:table-cell>
          <table:table-cell office:value-type="float" office:value="528" calcext:value-type="float">
            <text:p>528</text:p>
          </table:table-cell>
          <table:table-cell table:formula="of:=(([.F34]/([.C34]*0.000001))*8)/1000000000" office:value-type="float" office:value="0.798236220472441" calcext:value-type="float">
            <text:p>0,80</text:p>
          </table:table-cell>
          <table:table-cell table:formula="of:=[.F34]/([.C34]*0.000001)" office:value-type="float" office:value="99779527.5590551" calcext:value-type="float">
            <text:p>99779527,6</text:p>
          </table:table-cell>
          <table:table-cell table:formula="of:=[.H34]/1000" office:value-type="float" office:value="99779.5275590551" calcext:value-type="float">
            <text:p>99779,5</text:p>
          </table:table-cell>
          <table:table-cell table:formula="of:=[.I34]/1000" office:value-type="float" office:value="99.7795275590551" calcext:value-type="float">
            <text:p>99,8</text:p>
          </table:table-cell>
        </table:table-row>
        <table:table-row table:style-name="ro1">
          <table:table-cell office:value-type="string" calcext:value-type="string">
            <text:p>1.2 Gbps</text:p>
          </table:table-cell>
          <table:table-cell office:value-type="float" office:value="1142" calcext:value-type="float">
            <text:p>1142</text:p>
          </table:table-cell>
          <table:table-cell table:formula="of:=[.B35]/[.$D$1]" office:value-type="float" office:value="9.51666666666667" calcext:value-type="float">
            <text:p>9,517</text:p>
          </table:table-cell>
          <table:table-cell table:formula="of:=4+[.F35]+4" office:value-type="float" office:value="1032" calcext:value-type="float">
            <text:p>1032</text:p>
          </table:table-cell>
          <table:table-cell table:formula="of:=(([.D35]/([.C35]*0.000001))*8)/1000000000" office:value-type="float" office:value="0.867530647985989" calcext:value-type="float">
            <text:p>0,87</text:p>
          </table:table-cell>
          <table:table-cell office:value-type="float" office:value="1024" calcext:value-type="float">
            <text:p>1024</text:p>
          </table:table-cell>
          <table:table-cell table:formula="of:=(([.F35]/([.C35]*0.000001))*8)/1000000000" office:value-type="float" office:value="0.860805604203152" calcext:value-type="float">
            <text:p>0,86</text:p>
          </table:table-cell>
          <table:table-cell table:formula="of:=[.F35]/([.C35]*0.000001)" office:value-type="float" office:value="107600700.525394" calcext:value-type="float">
            <text:p>107600700,5</text:p>
          </table:table-cell>
          <table:table-cell table:formula="of:=[.H35]/1000" office:value-type="float" office:value="107600.700525394" calcext:value-type="float">
            <text:p>107600,7</text:p>
          </table:table-cell>
          <table:table-cell table:formula="of:=[.I35]/1000" office:value-type="float" office:value="107.600700525394" calcext:value-type="float">
            <text:p>107,6</text:p>
          </table:table-cell>
        </table:table-row>
        <table:table-row table:style-name="ro1">
          <table:table-cell office:value-type="string" calcext:value-type="string">
            <text:p>1.2 Gbps</text:p>
          </table:table-cell>
          <table:table-cell office:value-type="float" office:value="2181" calcext:value-type="float">
            <text:p>2181</text:p>
          </table:table-cell>
          <table:table-cell table:formula="of:=[.B36]/[.$D$1]" office:value-type="float" office:value="18.175" calcext:value-type="float">
            <text:p>18,175</text:p>
          </table:table-cell>
          <table:table-cell table:formula="of:=4+[.F36]+4" office:value-type="float" office:value="2056" calcext:value-type="float">
            <text:p>2056</text:p>
          </table:table-cell>
          <table:table-cell table:formula="of:=(([.D36]/([.C36]*0.000001))*8)/1000000000" office:value-type="float" office:value="0.904979367262723" calcext:value-type="float">
            <text:p>0,90</text:p>
          </table:table-cell>
          <table:table-cell office:value-type="float" office:value="2048" calcext:value-type="float">
            <text:p>2048</text:p>
          </table:table-cell>
          <table:table-cell table:formula="of:=(([.F36]/([.C36]*0.000001))*8)/1000000000" office:value-type="float" office:value="0.901458046767538" calcext:value-type="float">
            <text:p>0,90</text:p>
          </table:table-cell>
          <table:table-cell table:formula="of:=[.F36]/([.C36]*0.000001)" office:value-type="float" office:value="112682255.845942" calcext:value-type="float">
            <text:p>112682255,8</text:p>
          </table:table-cell>
          <table:table-cell table:formula="of:=[.H36]/1000" office:value-type="float" office:value="112682.255845942" calcext:value-type="float">
            <text:p>112682,3</text:p>
          </table:table-cell>
          <table:table-cell table:formula="of:=[.I36]/1000" office:value-type="float" office:value="112.682255845942" calcext:value-type="float">
            <text:p>112,7</text:p>
          </table:table-cell>
        </table:table-row>
        <table:table-row table:style-name="ro1">
          <table:table-cell office:value-type="string" calcext:value-type="string">
            <text:p>1.2 Gbps</text:p>
          </table:table-cell>
          <table:table-cell office:value-type="float" office:value="2184" calcext:value-type="float">
            <text:p>2184</text:p>
          </table:table-cell>
          <table:table-cell table:formula="of:=[.B37]/[.$D$1]" office:value-type="float" office:value="18.2" calcext:value-type="float">
            <text:p>18,200</text:p>
          </table:table-cell>
          <table:table-cell table:formula="of:=4+[.F37]+4" office:value-type="float" office:value="2056" calcext:value-type="float">
            <text:p>2056</text:p>
          </table:table-cell>
          <table:table-cell table:formula="of:=(([.D37]/([.C37]*0.000001))*8)/1000000000" office:value-type="float" office:value="0.903736263736264" calcext:value-type="float">
            <text:p>0,90</text:p>
          </table:table-cell>
          <table:table-cell office:value-type="float" office:value="2048" calcext:value-type="float">
            <text:p>2048</text:p>
          </table:table-cell>
          <table:table-cell table:formula="of:=(([.F37]/([.C37]*0.000001))*8)/1000000000" office:value-type="float" office:value="0.90021978021978" calcext:value-type="float">
            <text:p>0,90</text:p>
          </table:table-cell>
          <table:table-cell table:formula="of:=[.F37]/([.C37]*0.000001)" office:value-type="float" office:value="112527472.527473" calcext:value-type="float">
            <text:p>112527472,5</text:p>
          </table:table-cell>
          <table:table-cell table:formula="of:=[.H37]/1000" office:value-type="float" office:value="112527.472527473" calcext:value-type="float">
            <text:p>112527,5</text:p>
          </table:table-cell>
          <table:table-cell table:formula="of:=[.I37]/1000" office:value-type="float" office:value="112.527472527473" calcext:value-type="float">
            <text:p>112,5</text:p>
          </table:table-cell>
        </table:table-row>
        <table:table-row table:style-name="ro1">
          <table:table-cell office:value-type="string" calcext:value-type="string">
            <text:p>1.2 Gbps</text:p>
          </table:table-cell>
          <table:table-cell office:value-type="float" office:value="2181" calcext:value-type="float">
            <text:p>2181</text:p>
          </table:table-cell>
          <table:table-cell table:formula="of:=[.B38]/[.$D$1]" office:value-type="float" office:value="18.175" calcext:value-type="float">
            <text:p>18,175</text:p>
          </table:table-cell>
          <table:table-cell table:formula="of:=4+[.F38]+4" office:value-type="float" office:value="2056" calcext:value-type="float">
            <text:p>2056</text:p>
          </table:table-cell>
          <table:table-cell table:formula="of:=(([.D38]/([.C38]*0.000001))*8)/1000000000" office:value-type="float" office:value="0.904979367262723" calcext:value-type="float">
            <text:p>0,90</text:p>
          </table:table-cell>
          <table:table-cell office:value-type="float" office:value="2048" calcext:value-type="float">
            <text:p>2048</text:p>
          </table:table-cell>
          <table:table-cell table:formula="of:=(([.F38]/([.C38]*0.000001))*8)/1000000000" office:value-type="float" office:value="0.901458046767538" calcext:value-type="float">
            <text:p>0,90</text:p>
          </table:table-cell>
          <table:table-cell table:formula="of:=[.F38]/([.C38]*0.000001)" office:value-type="float" office:value="112682255.845942" calcext:value-type="float">
            <text:p>112682255,8</text:p>
          </table:table-cell>
          <table:table-cell table:formula="of:=[.H38]/1000" office:value-type="float" office:value="112682.255845942" calcext:value-type="float">
            <text:p>112682,3</text:p>
          </table:table-cell>
          <table:table-cell table:formula="of:=[.I38]/1000" office:value-type="float" office:value="112.682255845942" calcext:value-type="float">
            <text:p>112,7</text:p>
          </table:table-cell>
        </table:table-row>
        <table:table-row table:style-name="ro1">
          <table:table-cell office:value-type="string" calcext:value-type="string">
            <text:p>1.2 Gbps</text:p>
          </table:table-cell>
          <table:table-cell office:value-type="float" office:value="4262" calcext:value-type="float">
            <text:p>4262</text:p>
          </table:table-cell>
          <table:table-cell table:formula="of:=[.B39]/[.$D$1]" office:value-type="float" office:value="35.5166666666667" calcext:value-type="float">
            <text:p>35,517</text:p>
          </table:table-cell>
          <table:table-cell table:formula="of:=4+[.F39]+4" office:value-type="float" office:value="4104" calcext:value-type="float">
            <text:p>4104</text:p>
          </table:table-cell>
          <table:table-cell table:formula="of:=(([.D39]/([.C39]*0.000001))*8)/1000000000" office:value-type="float" office:value="0.924411074612857" calcext:value-type="float">
            <text:p>0,92</text:p>
          </table:table-cell>
          <table:table-cell office:value-type="float" office:value="4096" calcext:value-type="float">
            <text:p>4096</text:p>
          </table:table-cell>
          <table:table-cell table:formula="of:=(([.F39]/([.C39]*0.000001))*8)/1000000000" office:value-type="float" office:value="0.92260910370718" calcext:value-type="float">
            <text:p>0,92</text:p>
          </table:table-cell>
          <table:table-cell table:formula="of:=[.F39]/([.C39]*0.000001)" office:value-type="float" office:value="115326137.963397" calcext:value-type="float">
            <text:p>115326138,0</text:p>
          </table:table-cell>
          <table:table-cell table:formula="of:=[.H39]/1000" office:value-type="float" office:value="115326.137963397" calcext:value-type="float">
            <text:p>115326,1</text:p>
          </table:table-cell>
          <table:table-cell table:formula="of:=[.I39]/1000" office:value-type="float" office:value="115.326137963397" calcext:value-type="float">
            <text:p>115,3</text:p>
          </table:table-cell>
        </table:table-row>
        <table:table-row table:style-name="ro1">
          <table:table-cell office:value-type="string" calcext:value-type="string">
            <text:p>1.2 Gbps</text:p>
          </table:table-cell>
          <table:table-cell office:value-type="float" office:value="4270" calcext:value-type="float">
            <text:p>4270</text:p>
          </table:table-cell>
          <table:table-cell table:formula="of:=[.B40]/[.$D$1]" office:value-type="float" office:value="35.5833333333333" calcext:value-type="float">
            <text:p>35,583</text:p>
          </table:table-cell>
          <table:table-cell table:formula="of:=4+[.F40]+4" office:value-type="float" office:value="4104" calcext:value-type="float">
            <text:p>4104</text:p>
          </table:table-cell>
          <table:table-cell table:formula="of:=(([.D40]/([.C40]*0.000001))*8)/1000000000" office:value-type="float" office:value="0.922679156908666" calcext:value-type="float">
            <text:p>0,92</text:p>
          </table:table-cell>
          <table:table-cell office:value-type="float" office:value="4096" calcext:value-type="float">
            <text:p>4096</text:p>
          </table:table-cell>
          <table:table-cell table:formula="of:=(([.F40]/([.C40]*0.000001))*8)/1000000000" office:value-type="float" office:value="0.92088056206089" calcext:value-type="float">
            <text:p>0,92</text:p>
          </table:table-cell>
          <table:table-cell table:formula="of:=[.F40]/([.C40]*0.000001)" office:value-type="float" office:value="115110070.257611" calcext:value-type="float">
            <text:p>115110070,3</text:p>
          </table:table-cell>
          <table:table-cell table:formula="of:=[.H40]/1000" office:value-type="float" office:value="115110.070257611" calcext:value-type="float">
            <text:p>115110,1</text:p>
          </table:table-cell>
          <table:table-cell table:formula="of:=[.I40]/1000" office:value-type="float" office:value="115.110070257611" calcext:value-type="float">
            <text:p>115,1</text:p>
          </table:table-cell>
        </table:table-row>
        <table:table-row table:style-name="ro2">
          <table:table-cell table:style-name="ce5" office:value-type="string" calcext:value-type="string">
            <text:p>SerDes mode</text:p>
          </table:table-cell>
          <table:table-cell table:style-name="ce5" office:value-type="string" calcext:value-type="string">
            <text:p>Nb cycles</text:p>
          </table:table-cell>
          <table:table-cell table:style-name="ce5" office:value-type="string" calcext:value-type="string">
            <text:p>Packet Duration</text:p>
            <text:p>(SerDes) µs</text:p>
          </table:table-cell>
          <table:table-cell table:style-name="ce5" office:value-type="string" calcext:value-type="string">
            <text:p>Real NB Bytes</text:p>
            <text:p>HDR+Data+CRC</text:p>
          </table:table-cell>
          <table:table-cell table:style-name="ce5" office:value-type="string" calcext:value-type="string">
            <text:p><text:span text:style-name="T1">Real NB Bytes</text:span></text:p>
            <text:p>Speed Gbit/s</text:p>
          </table:table-cell>
          <table:table-cell table:style-name="ce5" office:value-type="string" calcext:value-type="string">
            <text:p>Payload</text:p>
            <text:p>Nb Bytes TX/RX</text:p>
          </table:table-cell>
          <table:table-cell table:style-name="ce5" office:value-type="string" calcext:value-type="string">
            <text:p>Payload</text:p>
            <text:p>Speed Gbit/s</text:p>
          </table:table-cell>
          <table:table-cell table:style-name="ce5" office:value-type="string" calcext:value-type="string">
            <text:p><text:span text:style-name="T1">Payload</text:span></text:p>
            <text:p>Speed Bytes/s</text:p>
          </table:table-cell>
          <table:table-cell table:style-name="ce5" office:value-type="string" calcext:value-type="string">
            <text:p><text:span text:style-name="T1">Payload</text:span></text:p>
            <text:p>Speed kB/s</text:p>
          </table:table-cell>
          <table:table-cell table:style-name="ce5" office:value-type="string" calcext:value-type="string">
            <text:p><text:span text:style-name="T1">Payload</text:span></text:p>
            <text:p>Speed MB/s</text:p>
          </table:table-cell>
        </table:table-row>
        <table:table-row table:style-name="ro1">
          <table:table-cell office:value-type="string" calcext:value-type="string">
            <text:p>1.38 Gbps</text:p>
          </table:table-cell>
          <table:table-cell office:value-type="float" office:value="100" calcext:value-type="float">
            <text:p>100</text:p>
          </table:table-cell>
          <table:table-cell table:formula="of:=[.B42]/[.$D$1]" office:value-type="float" office:value="0.833333333333333" calcext:value-type="float">
            <text:p>0,833</text:p>
          </table:table-cell>
          <table:table-cell table:formula="of:=4+[.F42]+4" office:value-type="float" office:value="16" calcext:value-type="float">
            <text:p>16</text:p>
          </table:table-cell>
          <table:table-cell table:formula="of:=(([.D42]/([.C42]*0.000001))*8)/1000000000" office:value-type="float" office:value="0.1536" calcext:value-type="float">
            <text:p>0,15</text:p>
          </table:table-cell>
          <table:table-cell office:value-type="float" office:value="8" calcext:value-type="float">
            <text:p>8</text:p>
          </table:table-cell>
          <table:table-cell table:formula="of:=(([.F42]/([.C42]*0.000001))*8)/1000000000" office:value-type="float" office:value="0.0768" calcext:value-type="float">
            <text:p>0,08</text:p>
          </table:table-cell>
          <table:table-cell table:formula="of:=[.F42]/([.C42]*0.000001)" office:value-type="float" office:value="9600000" calcext:value-type="float">
            <text:p>9600000,0</text:p>
          </table:table-cell>
          <table:table-cell table:formula="of:=[.H42]/1000" office:value-type="float" office:value="9600" calcext:value-type="float">
            <text:p>9600,0</text:p>
          </table:table-cell>
          <table:table-cell table:formula="of:=[.I42]/1000" office:value-type="float" office:value="9.6" calcext:value-type="float">
            <text:p>9,6</text:p>
          </table:table-cell>
        </table:table-row>
        <table:table-row table:style-name="ro1">
          <table:table-cell office:value-type="string" calcext:value-type="string">
            <text:p>1.38 Gbps</text:p>
          </table:table-cell>
          <table:table-cell office:value-type="float" office:value="107" calcext:value-type="float">
            <text:p>107</text:p>
          </table:table-cell>
          <table:table-cell table:formula="of:=[.B43]/[.$D$1]" office:value-type="float" office:value="0.891666666666667" calcext:value-type="float">
            <text:p>0,892</text:p>
          </table:table-cell>
          <table:table-cell table:formula="of:=4+[.F43]+4" office:value-type="float" office:value="24" calcext:value-type="float">
            <text:p>24</text:p>
          </table:table-cell>
          <table:table-cell table:formula="of:=(([.D43]/([.C43]*0.000001))*8)/1000000000" office:value-type="float" office:value="0.215327102803738" calcext:value-type="float">
            <text:p>0,22</text:p>
          </table:table-cell>
          <table:table-cell office:value-type="float" office:value="16" calcext:value-type="float">
            <text:p>16</text:p>
          </table:table-cell>
          <table:table-cell table:formula="of:=(([.F43]/([.C43]*0.000001))*8)/1000000000" office:value-type="float" office:value="0.143551401869159" calcext:value-type="float">
            <text:p>0,14</text:p>
          </table:table-cell>
          <table:table-cell table:formula="of:=[.F43]/([.C43]*0.000001)" office:value-type="float" office:value="17943925.2336449" calcext:value-type="float">
            <text:p>17943925,2</text:p>
          </table:table-cell>
          <table:table-cell table:formula="of:=[.H43]/1000" office:value-type="float" office:value="17943.9252336449" calcext:value-type="float">
            <text:p>17943,9</text:p>
          </table:table-cell>
          <table:table-cell table:formula="of:=[.I43]/1000" office:value-type="float" office:value="17.9439252336449" calcext:value-type="float">
            <text:p>17,9</text:p>
          </table:table-cell>
        </table:table-row>
        <table:table-row table:style-name="ro1">
          <table:table-cell office:value-type="string" calcext:value-type="string">
            <text:p>1.38 Gbps</text:p>
          </table:table-cell>
          <table:table-cell office:value-type="float" office:value="153" calcext:value-type="float">
            <text:p>153</text:p>
          </table:table-cell>
          <table:table-cell table:formula="of:=[.B44]/[.$D$1]" office:value-type="float" office:value="1.275" calcext:value-type="float">
            <text:p>1,275</text:p>
          </table:table-cell>
          <table:table-cell table:formula="of:=4+[.F44]+4" office:value-type="float" office:value="72" calcext:value-type="float">
            <text:p>72</text:p>
          </table:table-cell>
          <table:table-cell table:formula="of:=(([.D44]/([.C44]*0.000001))*8)/1000000000" office:value-type="float" office:value="0.451764705882353" calcext:value-type="float">
            <text:p>0,45</text:p>
          </table:table-cell>
          <table:table-cell office:value-type="float" office:value="64" calcext:value-type="float">
            <text:p>64</text:p>
          </table:table-cell>
          <table:table-cell table:formula="of:=(([.F44]/([.C44]*0.000001))*8)/1000000000" office:value-type="float" office:value="0.40156862745098" calcext:value-type="float">
            <text:p>0,40</text:p>
          </table:table-cell>
          <table:table-cell table:formula="of:=[.F44]/([.C44]*0.000001)" office:value-type="float" office:value="50196078.4313726" calcext:value-type="float">
            <text:p>50196078,4</text:p>
          </table:table-cell>
          <table:table-cell table:formula="of:=[.H44]/1000" office:value-type="float" office:value="50196.0784313726" calcext:value-type="float">
            <text:p>50196,1</text:p>
          </table:table-cell>
          <table:table-cell table:formula="of:=[.I44]/1000" office:value-type="float" office:value="50.1960784313726" calcext:value-type="float">
            <text:p>50,2</text:p>
          </table:table-cell>
        </table:table-row>
        <table:table-row table:style-name="ro1">
          <table:table-cell office:value-type="string" calcext:value-type="string">
            <text:p>1.38 Gbps</text:p>
          </table:table-cell>
          <table:table-cell office:value-type="float" office:value="209" calcext:value-type="float">
            <text:p>209</text:p>
          </table:table-cell>
          <table:table-cell table:formula="of:=[.B45]/[.$D$1]" office:value-type="float" office:value="1.74166666666667" calcext:value-type="float">
            <text:p>1,742</text:p>
          </table:table-cell>
          <table:table-cell table:formula="of:=4+[.F45]+4" office:value-type="float" office:value="136" calcext:value-type="float">
            <text:p>136</text:p>
          </table:table-cell>
          <table:table-cell table:formula="of:=(([.D45]/([.C45]*0.000001))*8)/1000000000" office:value-type="float" office:value="0.62468899521531" calcext:value-type="float">
            <text:p>0,62</text:p>
          </table:table-cell>
          <table:table-cell office:value-type="float" office:value="128" calcext:value-type="float">
            <text:p>128</text:p>
          </table:table-cell>
          <table:table-cell table:formula="of:=(([.F45]/([.C45]*0.000001))*8)/1000000000" office:value-type="float" office:value="0.587942583732057" calcext:value-type="float">
            <text:p>0,59</text:p>
          </table:table-cell>
          <table:table-cell table:formula="of:=[.F45]/([.C45]*0.000001)" office:value-type="float" office:value="73492822.9665072" calcext:value-type="float">
            <text:p>73492823,0</text:p>
          </table:table-cell>
          <table:table-cell table:formula="of:=[.H45]/1000" office:value-type="float" office:value="73492.8229665072" calcext:value-type="float">
            <text:p>73492,8</text:p>
          </table:table-cell>
          <table:table-cell table:formula="of:=[.I45]/1000" office:value-type="float" office:value="73.4928229665072" calcext:value-type="float">
            <text:p>73,5</text:p>
          </table:table-cell>
        </table:table-row>
        <table:table-row table:style-name="ro1">
          <table:table-cell office:value-type="string" calcext:value-type="string">
            <text:p>1.38 Gbps</text:p>
          </table:table-cell>
          <table:table-cell office:value-type="float" office:value="543" calcext:value-type="float">
            <text:p>543</text:p>
          </table:table-cell>
          <table:table-cell table:formula="of:=[.B46]/[.$D$1]" office:value-type="float" office:value="4.525" calcext:value-type="float">
            <text:p>4,525</text:p>
          </table:table-cell>
          <table:table-cell table:formula="of:=4+[.F46]+4" office:value-type="float" office:value="520" calcext:value-type="float">
            <text:p>520</text:p>
          </table:table-cell>
          <table:table-cell table:formula="of:=(([.D46]/([.C46]*0.000001))*8)/1000000000" office:value-type="float" office:value="0.919337016574586" calcext:value-type="float">
            <text:p>0,92</text:p>
          </table:table-cell>
          <table:table-cell office:value-type="float" office:value="512" calcext:value-type="float">
            <text:p>512</text:p>
          </table:table-cell>
          <table:table-cell table:formula="of:=(([.F46]/([.C46]*0.000001))*8)/1000000000" office:value-type="float" office:value="0.905193370165746" calcext:value-type="float">
            <text:p>0,91</text:p>
          </table:table-cell>
          <table:table-cell table:formula="of:=[.F46]/([.C46]*0.000001)" office:value-type="float" office:value="113149171.270718" calcext:value-type="float">
            <text:p>113149171,3</text:p>
          </table:table-cell>
          <table:table-cell table:formula="of:=[.H46]/1000" office:value-type="float" office:value="113149.171270718" calcext:value-type="float">
            <text:p>113149,2</text:p>
          </table:table-cell>
          <table:table-cell table:formula="of:=[.I46]/1000" office:value-type="float" office:value="113.149171270718" calcext:value-type="float">
            <text:p>113,1</text:p>
          </table:table-cell>
        </table:table-row>
        <table:table-row table:style-name="ro1">
          <table:table-cell office:value-type="string" calcext:value-type="string">
            <text:p>1.38 Gbps</text:p>
          </table:table-cell>
          <table:table-cell office:value-type="float" office:value="560" calcext:value-type="float">
            <text:p>560</text:p>
          </table:table-cell>
          <table:table-cell table:formula="of:=[.B47]/[.$D$1]" office:value-type="float" office:value="4.66666666666667" calcext:value-type="float">
            <text:p>4,667</text:p>
          </table:table-cell>
          <table:table-cell table:formula="of:=4+[.F47]+4" office:value-type="float" office:value="536" calcext:value-type="float">
            <text:p>536</text:p>
          </table:table-cell>
          <table:table-cell table:formula="of:=(([.D47]/([.C47]*0.000001))*8)/1000000000" office:value-type="float" office:value="0.918857142857142" calcext:value-type="float">
            <text:p>0,92</text:p>
          </table:table-cell>
          <table:table-cell office:value-type="float" office:value="528" calcext:value-type="float">
            <text:p>528</text:p>
          </table:table-cell>
          <table:table-cell table:formula="of:=(([.F47]/([.C47]*0.000001))*8)/1000000000" office:value-type="float" office:value="0.905142857142857" calcext:value-type="float">
            <text:p>0,91</text:p>
          </table:table-cell>
          <table:table-cell table:formula="of:=[.F47]/([.C47]*0.000001)" office:value-type="float" office:value="113142857.142857" calcext:value-type="float">
            <text:p>113142857,1</text:p>
          </table:table-cell>
          <table:table-cell table:formula="of:=[.H47]/1000" office:value-type="float" office:value="113142.857142857" calcext:value-type="float">
            <text:p>113142,9</text:p>
          </table:table-cell>
          <table:table-cell table:formula="of:=[.I47]/1000" office:value-type="float" office:value="113.142857142857" calcext:value-type="float">
            <text:p>113,1</text:p>
          </table:table-cell>
        </table:table-row>
        <table:table-row table:style-name="ro1">
          <table:table-cell office:value-type="string" calcext:value-type="string">
            <text:p>1.38 Gbps</text:p>
          </table:table-cell>
          <table:table-cell office:value-type="float" office:value="1000" calcext:value-type="float">
            <text:p>1000</text:p>
          </table:table-cell>
          <table:table-cell table:formula="of:=[.B48]/[.$D$1]" office:value-type="float" office:value="8.33333333333333" calcext:value-type="float">
            <text:p>8,333</text:p>
          </table:table-cell>
          <table:table-cell table:formula="of:=4+[.F48]+4" office:value-type="float" office:value="1032" calcext:value-type="float">
            <text:p>1032</text:p>
          </table:table-cell>
          <table:table-cell table:formula="of:=(([.D48]/([.C48]*0.000001))*8)/1000000000" office:value-type="float" office:value="0.99072" calcext:value-type="float">
            <text:p>0,99</text:p>
          </table:table-cell>
          <table:table-cell office:value-type="float" office:value="1024" calcext:value-type="float">
            <text:p>1024</text:p>
          </table:table-cell>
          <table:table-cell table:formula="of:=(([.F48]/([.C48]*0.000001))*8)/1000000000" office:value-type="float" office:value="0.98304" calcext:value-type="float">
            <text:p>0,98</text:p>
          </table:table-cell>
          <table:table-cell table:formula="of:=[.F48]/([.C48]*0.000001)" office:value-type="float" office:value="122880000" calcext:value-type="float">
            <text:p>122880000,0</text:p>
          </table:table-cell>
          <table:table-cell table:formula="of:=[.H48]/1000" office:value-type="float" office:value="122880" calcext:value-type="float">
            <text:p>122880,0</text:p>
          </table:table-cell>
          <table:table-cell table:formula="of:=[.I48]/1000" office:value-type="float" office:value="122.88" calcext:value-type="float">
            <text:p>122,9</text:p>
          </table:table-cell>
        </table:table-row>
        <table:table-row table:style-name="ro1">
          <table:table-cell office:value-type="string" calcext:value-type="string">
            <text:p>1.38 Gbps</text:p>
          </table:table-cell>
          <table:table-cell office:value-type="float" office:value="1906" calcext:value-type="float">
            <text:p>1906</text:p>
          </table:table-cell>
          <table:table-cell table:formula="of:=[.B49]/[.$D$1]" office:value-type="float" office:value="15.8833333333333" calcext:value-type="float">
            <text:p>15,883</text:p>
          </table:table-cell>
          <table:table-cell table:formula="of:=4+[.F49]+4" office:value-type="float" office:value="2056" calcext:value-type="float">
            <text:p>2056</text:p>
          </table:table-cell>
          <table:table-cell table:formula="of:=(([.D49]/([.C49]*0.000001))*8)/1000000000" office:value-type="float" office:value="1.03555089192025" calcext:value-type="float">
            <text:p>1,04</text:p>
          </table:table-cell>
          <table:table-cell office:value-type="float" office:value="2048" calcext:value-type="float">
            <text:p>2048</text:p>
          </table:table-cell>
          <table:table-cell table:formula="of:=(([.F49]/([.C49]*0.000001))*8)/1000000000" office:value-type="float" office:value="1.03152151101784" calcext:value-type="float">
            <text:p>1,03</text:p>
          </table:table-cell>
          <table:table-cell table:formula="of:=[.F49]/([.C49]*0.000001)" office:value-type="float" office:value="128940188.87723" calcext:value-type="float">
            <text:p>128940188,9</text:p>
          </table:table-cell>
          <table:table-cell table:formula="of:=[.H49]/1000" office:value-type="float" office:value="128940.18887723" calcext:value-type="float">
            <text:p>128940,2</text:p>
          </table:table-cell>
          <table:table-cell table:formula="of:=[.I49]/1000" office:value-type="float" office:value="128.94018887723" calcext:value-type="float">
            <text:p>128,9</text:p>
          </table:table-cell>
        </table:table-row>
        <table:table-row table:style-name="ro1">
          <table:table-cell office:value-type="string" calcext:value-type="string">
            <text:p>1.38 Gbps</text:p>
          </table:table-cell>
          <table:table-cell office:value-type="float" office:value="1905" calcext:value-type="float">
            <text:p>1905</text:p>
          </table:table-cell>
          <table:table-cell table:formula="of:=[.B50]/[.$D$1]" office:value-type="float" office:value="15.875" calcext:value-type="float">
            <text:p>15,875</text:p>
          </table:table-cell>
          <table:table-cell table:formula="of:=4+[.F50]+4" office:value-type="float" office:value="2056" calcext:value-type="float">
            <text:p>2056</text:p>
          </table:table-cell>
          <table:table-cell table:formula="of:=(([.D50]/([.C50]*0.000001))*8)/1000000000" office:value-type="float" office:value="1.03609448818898" calcext:value-type="float">
            <text:p>1,04</text:p>
          </table:table-cell>
          <table:table-cell office:value-type="float" office:value="2048" calcext:value-type="float">
            <text:p>2048</text:p>
          </table:table-cell>
          <table:table-cell table:formula="of:=(([.F50]/([.C50]*0.000001))*8)/1000000000" office:value-type="float" office:value="1.03206299212598" calcext:value-type="float">
            <text:p>1,03</text:p>
          </table:table-cell>
          <table:table-cell table:formula="of:=[.F50]/([.C50]*0.000001)" office:value-type="float" office:value="129007874.015748" calcext:value-type="float">
            <text:p>129007874,0</text:p>
          </table:table-cell>
          <table:table-cell table:formula="of:=[.H50]/1000" office:value-type="float" office:value="129007.874015748" calcext:value-type="float">
            <text:p>129007,9</text:p>
          </table:table-cell>
          <table:table-cell table:formula="of:=[.I50]/1000" office:value-type="float" office:value="129.007874015748" calcext:value-type="float">
            <text:p>129,0</text:p>
          </table:table-cell>
        </table:table-row>
        <table:table-row table:style-name="ro1">
          <table:table-cell office:value-type="string" calcext:value-type="string">
            <text:p>1.38 Gbps</text:p>
          </table:table-cell>
          <table:table-cell office:value-type="float" office:value="1904" calcext:value-type="float">
            <text:p>1904</text:p>
          </table:table-cell>
          <table:table-cell table:formula="of:=[.B51]/[.$D$1]" office:value-type="float" office:value="15.8666666666667" calcext:value-type="float">
            <text:p>15,867</text:p>
          </table:table-cell>
          <table:table-cell table:formula="of:=4+[.F51]+4" office:value-type="float" office:value="2056" calcext:value-type="float">
            <text:p>2056</text:p>
          </table:table-cell>
          <table:table-cell table:formula="of:=(([.D51]/([.C51]*0.000001))*8)/1000000000" office:value-type="float" office:value="1.03663865546218" calcext:value-type="float">
            <text:p>1,04</text:p>
          </table:table-cell>
          <table:table-cell office:value-type="float" office:value="2048" calcext:value-type="float">
            <text:p>2048</text:p>
          </table:table-cell>
          <table:table-cell table:formula="of:=(([.F51]/([.C51]*0.000001))*8)/1000000000" office:value-type="float" office:value="1.03260504201681" calcext:value-type="float">
            <text:p>1,03</text:p>
          </table:table-cell>
          <table:table-cell table:formula="of:=[.F51]/([.C51]*0.000001)" office:value-type="float" office:value="129075630.252101" calcext:value-type="float">
            <text:p>129075630,3</text:p>
          </table:table-cell>
          <table:table-cell table:formula="of:=[.H51]/1000" office:value-type="float" office:value="129075.630252101" calcext:value-type="float">
            <text:p>129075,6</text:p>
          </table:table-cell>
          <table:table-cell table:formula="of:=[.I51]/1000" office:value-type="float" office:value="129.075630252101" calcext:value-type="float">
            <text:p>129,1</text:p>
          </table:table-cell>
        </table:table-row>
        <table:table-row table:style-name="ro1">
          <table:table-cell office:value-type="string" calcext:value-type="string">
            <text:p>1.38 Gbps</text:p>
          </table:table-cell>
          <table:table-cell office:value-type="float" office:value="3713" calcext:value-type="float">
            <text:p>3713</text:p>
          </table:table-cell>
          <table:table-cell table:formula="of:=[.B52]/[.$D$1]" office:value-type="float" office:value="30.9416666666667" calcext:value-type="float">
            <text:p>30,942</text:p>
          </table:table-cell>
          <table:table-cell table:formula="of:=4+[.F52]+4" office:value-type="float" office:value="4104" calcext:value-type="float">
            <text:p>4104</text:p>
          </table:table-cell>
          <table:table-cell table:formula="of:=(([.D52]/([.C52]*0.000001))*8)/1000000000" office:value-type="float" office:value="1.06109345542688" calcext:value-type="float">
            <text:p>1,06</text:p>
          </table:table-cell>
          <table:table-cell office:value-type="float" office:value="4096" calcext:value-type="float">
            <text:p>4096</text:p>
          </table:table-cell>
          <table:table-cell table:formula="of:=(([.F52]/([.C52]*0.000001))*8)/1000000000" office:value-type="float" office:value="1.0590250471317" calcext:value-type="float">
            <text:p>1,06</text:p>
          </table:table-cell>
          <table:table-cell table:formula="of:=[.F52]/([.C52]*0.000001)" office:value-type="float" office:value="132378130.891462" calcext:value-type="float">
            <text:p>132378130,9</text:p>
          </table:table-cell>
          <table:table-cell table:formula="of:=[.H52]/1000" office:value-type="float" office:value="132378.130891462" calcext:value-type="float">
            <text:p>132378,1</text:p>
          </table:table-cell>
          <table:table-cell table:formula="of:=[.I52]/1000" office:value-type="float" office:value="132.378130891462" calcext:value-type="float">
            <text:p>132,4</text:p>
          </table:table-cell>
        </table:table-row>
        <table:table-row table:style-name="ro1">
          <table:table-cell office:value-type="string" calcext:value-type="string">
            <text:p>1.38 Gbps</text:p>
          </table:table-cell>
          <table:table-cell office:value-type="float" office:value="3718" calcext:value-type="float">
            <text:p>3718</text:p>
          </table:table-cell>
          <table:table-cell table:formula="of:=[.B53]/[.$D$1]" office:value-type="float" office:value="30.9833333333333" calcext:value-type="float">
            <text:p>30,983</text:p>
          </table:table-cell>
          <table:table-cell table:formula="of:=4+[.F53]+4" office:value-type="float" office:value="4104" calcext:value-type="float">
            <text:p>4104</text:p>
          </table:table-cell>
          <table:table-cell table:formula="of:=(([.D53]/([.C53]*0.000001))*8)/1000000000" office:value-type="float" office:value="1.0596664873588" calcext:value-type="float">
            <text:p>1,06</text:p>
          </table:table-cell>
          <table:table-cell office:value-type="float" office:value="4096" calcext:value-type="float">
            <text:p>4096</text:p>
          </table:table-cell>
          <table:table-cell table:formula="of:=(([.F53]/([.C53]*0.000001))*8)/1000000000" office:value-type="float" office:value="1.05760086067778" calcext:value-type="float">
            <text:p>1,06</text:p>
          </table:table-cell>
          <table:table-cell table:formula="of:=[.F53]/([.C53]*0.000001)" office:value-type="float" office:value="132200107.584723" calcext:value-type="float">
            <text:p>132200107,6</text:p>
          </table:table-cell>
          <table:table-cell table:formula="of:=[.H53]/1000" office:value-type="float" office:value="132200.107584723" calcext:value-type="float">
            <text:p>132200,1</text:p>
          </table:table-cell>
          <table:table-cell table:formula="of:=[.I53]/1000" office:value-type="float" office:value="132.200107584723" calcext:value-type="float">
            <text:p>132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20T18:31:12.632000000</dc:date>
    <meta:editing-duration>PT6H49M42S</meta:editing-duration>
    <meta:editing-cycles>164</meta:editing-cycles>
    <meta:generator>LibreOffice/7.4.1.2$Windows_X86_64 LibreOffice_project/3c58a8f3a960df8bc8fd77b461821e42c061c5f0</meta:generator>
    <meta:document-statistic meta:table-count="1" meta:cell-count="524" meta:object-count="0"/>
  </office:meta>
</office:document-meta>
</file>